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3333"/>
    </style:style>
    <style:style style:name="T2" style:family="text">
      <style:text-properties fo:color="#ff3333" officeooo:rsid="001721e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2701 bp</text:p>
      <text:p text:style-name="Preformatted_20_Text">Sequence 2: Masked <text:s text:c="4"/>32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5</text:p>
      <text:p text:style-name="Preformatted_20_Text">Guide tree file created: <text:s text:c="2"/><text:a xlink:type="simple" xlink:href="https://www.genome.jp/tools-bin/pushfile?2204042210026vD6u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21319</text:p>
      <text:p text:style-name="Preformatted_20_Text">Alignment Score 183020</text:p>
      <text:p text:style-name="Preformatted_20_Text"/>
      <text:p text:style-name="Preformatted_20_Text">CLUSTAL-Alignment file created <text:s/><text:a xlink:type="simple" xlink:href="https://www.genome.jp/tools-bin/pushfile?2204042210026vD6u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210026vD6u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AGTTGTAACACTTTGTCAATGGGGATAGCTGATATCTGAATGGTTGTGTTTTTGTTTTT</text:p>
      <text:p text:style-name="Preformatted_20_Text">Masked <text:s text:c="9"/>TAGTTGTAACACTTTGTCAATGGGGATAGCTGATATCTGAATGGTTGTGTT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CTGTTAATACTAAATATAAACTTGAAATAGCATAAATCAAATGCCTAAGCAGTT</text:p>
      <text:p text:style-name="Preformatted_20_Text">Masked <text:s text:c="9"/>TTTTTCCTGTTAATACTAAATATAAACTTGAAATAGCATAAATCAAATGCCTAA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ACTGGAGATCTAAGAAAATCAACTTGAAGACAGCCTTAGTACTCAATTCAGCAGG</text:p>
      <text:p text:style-name="Preformatted_20_Text">Masked <text:s text:c="9"/>GCTGAACTGGAGATCTAAGAAAATCAACTTGAAGACAGCCTTAGTACTCAATTCAG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AATTATATAAACCTTTCTTGCACTTTCTGTAATGCAAAGAAGCTATGAATTTAA</text:p>
      <text:p text:style-name="Preformatted_20_Text">Masked <text:s text:c="9"/>TCATGCAATTATATAAACCTTTCTTGCACTTTCTGTAATGCAAAGAAGCTATGA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TGTCTCAAACTGGAAATGTAGAAACTTCTGGATCTTACACTGCTATATAAAACTG</text:p>
      <text:p text:style-name="Preformatted_20_Text">Masked <text:s text:c="9"/>ATATTTGTCTCAAACTGGAAATGTAGAAACTTCTGGATCTTACACTGCTATATAAAACT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GTATCTCAAGTGATGTTACCTAATGACATTAAAAACAAGCAACTCTCACAGCAAAGAA</text:p>
      <text:p text:style-name="Preformatted_20_Text">Masked <text:s text:c="9"/>TAGTATCTCAAGTGATGTTACCTAATGACATTAAAAACAAGCAACTCTCACAGC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TGTGTGGGTGTTGGTTTTATCCTTATAACTCAATCTTTTTGTATAATTGATTCTA</text:p>
      <text:p text:style-name="Preformatted_20_Text">Masked <text:s text:c="9"/>ACATCTGTGTGGGTGTTGGTTTTATCCTTATAACTCAATCTTTTTGTATAATTGA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TTTGGTGCTGACTAAGAATTGTTTGTTTCACAGGTTCCTAACATAGCTGTTTGAC</text:p>
      <text:p text:style-name="Preformatted_20_Text">Masked <text:s text:c="9"/>TGGTGTTTGGTGCTGACTAAGAATTGTTTGTTTCACAGGTTCCTAACATAGCTGT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GTTCTCTTAAGTCTTTCTGTAGCATCTTGTGTCTCAGGCCTGTTCAATATGAGTTGC</text:p>
      <text:p text:style-name="Preformatted_20_Text">Masked <text:s text:c="9"/>AGCGTTCTCTTAAGTCTTTCTGTAGCATCTTGTGTCTCAGGCCTGTTCAATATGA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CAGTAAGTTCTCAGCTGACTTAAGCGTTTCCTGCTACTAATGTAGACAGCCAACAA</text:p>
      <text:p text:style-name="Preformatted_20_Text">Masked <text:s text:c="9"/>TCCTCAGTAAGTTCTCAGCTGACTTAAGCGTTTCCTGCTACTAATGTAGACAGC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AATAAATAGGAAATTTTCTGTTTTAGGTAGCTGTTAGCCATAATTTTTTGCTGAA</text:p>
      <text:p text:style-name="Preformatted_20_Text">Masked <text:s text:c="9"/>GAATAAATAAATAGGAAATTTTCTGTTTTAGGTAGCTGTTAGCCATAATTTTTTG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AGAGTAAGTTCTTGCTTACTTAAATCAGTTGTTACTGGCATTGATTAGTAGCTT</text:p>
      <text:p text:style-name="Preformatted_20_Text">Masked <text:s text:c="9"/>TAATTTAGAGTAAGTTCTTGCTTACTTAAATCAGTTGTTACTGGCATTGATTAGT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TGCTTATTTGGAAGGCAGTTCATTTCCATATTAAAGTATAGGCCTTCAAAGAAT</text:p>
      <text:p text:style-name="Preformatted_20_Text">Masked <text:s text:c="9"/>GAAAAATGCTTATTTGGAAGGCAGTTCATTTCCATATTAAAGTATAGGCCTTCAA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TGGCTGCAAGGAAATGTGATTTAGAATTTGGGATACTGTCTACTCTAAAACTTA</text:p>
      <text:p text:style-name="Preformatted_20_Text">Masked <text:s text:c="9"/>CACTTTTGGCTGCAAGGAAATGTGATTTAGAATTTGGGATACTGTCTACTCTAA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CTATTCTTTAGTGCTTAGGTGAAGGGCTACTCTTTTAAATACACTATACATTTG</text:p>
      <text:p text:style-name="Preformatted_20_Text">Masked <text:s text:c="9"/>AAAATTCTATTCTTTAGTGCTTAGGTGAAGGGCTACTCTTTTAAATACACTATAC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GCAAATAATCATTTAGGAGCTTTTCAGGCTAAAATTAATAGCCCTATGATGCTG</text:p>
      <text:p text:style-name="Preformatted_20_Text">Masked <text:s text:c="9"/>AAATCAGCAAATAATCATTTAGGAGCTTTTCAGGCTAAAATTAATAGCCCTATGA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TTGACAAAAGCTGACAAGATCAATAAATTATAAAAAACTTGGGTTGTAAGGGACCT</text:p>
      <text:p text:style-name="Preformatted_20_Text">Masked <text:s text:c="9"/>GGGCTTGACAAAAGCTGACAAGATCAATAAATTATAAAAAACTTGGGTTGTAAGGG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GGGTAGGGTTGCCATCCACTAGATCAGGCTGCCCAGGGCCTCATCCAGTCTGGCC</text:p>
      <text:p text:style-name="Preformatted_20_Text">Masked <text:s text:c="9"/>GTTGTGGGTAGGGTTGCCATCCACTAGATCAGGCTGCCCAGGGCCTCATCCAGTCTGGC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CTGAATACCTCCAGGAATGGGGCATCCATTGGTCTCTGGACAGCCTGTATCAGTG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CTCTGTCTAAAGAATTTCCACCTAACATACATCTCACTTATTTTAGATTTAA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ATTCTCCCTTTTACTATCACTGTCAGACCATGTAAAAAGTTGTTTTTTTCCTTTC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AAGCTCTCTTTAAATACTGGAAGGCTGCAAAGAGGTCTCCCTGGAGCCTTCTC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ACTGAACAAGACCAGCTCCCTCTGCATTTATTCATAGGAGAAATGCTCCAGC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GATCCATAAGACCTCCTCTGAACCTGCTCTGAAAACTCCACATGCTGTTGATCACT</text:p>
      <text:p text:style-name="Preformatted_20_Text">Masked <text:s text:c="9"/>NNNNNNNNNNNNNNNNNNNNNNNNNNNNNNNNNNNNNNNNNNNNNNNNNNNNNGATCACT</text:p>
      <text:p text:style-name="Preformatted_20_Text"><text:s text:c="69"/>*******</text:p>
      <text:p text:style-name="Preformatted_20_Text"/>
      <text:p text:style-name="Preformatted_20_Text">Unmasked <text:s text:c="7"/>TATCATTGTTAGAAGGACCTCTTAGAAACTGGTTGGAGATGCTTGCTGGTTGGTTAACTG</text:p>
      <text:p text:style-name="Preformatted_20_Text">Masked <text:s text:c="9"/>TATCATTGTTAGAAGGACCTCTTAGAAACTGGTTGGAGATGCTTGCTGGTTGGTT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AAATGGCCATTTATTCTGATTTACCTTCTGTCTTAAAGAACAATCATTTGTGTCG</text:p>
      <text:p text:style-name="Preformatted_20_Text">Masked <text:s text:c="9"/>AGCTTAAATGGCCATTTATTCTGATTTACCTTCTGTCTTAAAGAACAATCATTTGTG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TATAGCATTAGCTGAAGCTAATGAAGAAACTACAACACTACAAGCATCCGTGTCT</text:p>
      <text:p text:style-name="Preformatted_20_Text">Masked <text:s text:c="9"/>GAATATATAGCATTAGCTGAAGCTAATGAAGAAACTACAACACTACAAGCATCCG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TCTTGCTCAACAAATGAGTTTTATGCCAAGGATCAATTTACTGCATGCTCTAGCT</text:p>
      <text:p text:style-name="Preformatted_20_Text">Masked <text:s text:c="9"/>CATGTTCTTGCTCAACAAATGAGTTTTATGCCAAGGATCAATTTACTGCATGCTC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TCAACAGGCTTCTGGGGAAAGAGGTAGGGTAGTGAGAGTGTGTGATATAGATAGG</text:p>
      <text:p text:style-name="Preformatted_20_Text">Masked <text:s text:c="9"/>TAGGGTCAACAGGCTTCTGGGGAAAGAGGTAGGGTAGTGAGAGTGTGTGATATAGA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AGCAGCTGTTGGAAGTGTTTGCTACTAGTATATGTGTTTAAAATAGTTAGTGAC</text:p>
      <text:p text:style-name="Preformatted_20_Text">Masked <text:s text:c="9"/>CACTGAAGCAGCTGTTGGAAGTGTTTGCTACTAGTATATGTGTTTAAAATAGTTA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AAGGTCTGAGGCATCAGAGCCAGGCAGGGGAAGCTGAGAGTAAAAAGGATTGTCA</text:p>
      <text:p text:style-name="Preformatted_20_Text">Masked <text:s text:c="9"/>AGTGGAAGGTCTGAGGCATCAGAGCCAGGCAGGGGAAGCTGAGAGTAAAAAGGAT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CCTGCGATTACTGAGCCGTTGAAAATTGAATGGTTAGAAACATACACGTCGATT</text:p>
      <text:p text:style-name="Preformatted_20_Text">Masked <text:s text:c="9"/>AAAAACCCTGCGATTACTGAGCCGTTGAAAATTGAATGGTTAGAAACATACACGTC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TCTCAGTAACAGCTTACTTCATATGTAACCTGAACATATAATAAATAGTACTTGA</text:p>
      <text:p text:style-name="Preformatted_20_Text">Masked <text:s text:c="9"/>CAGTATCTCAGTAACAGCTTACTTCATATGTAACCTGAACATATAATAAATAGTA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GAAGAGACTGGTGTATCTTCCTTGTCCAAAATGCAGCTTTCTCAGGTTTTTGGAA</text:p>
      <text:p text:style-name="Preformatted_20_Text">Masked <text:s text:c="9"/>AAGTTGAAGAGACTGGTGTATCTTCCTTGTCCAAAATGCAGCTTTCTCAGGTTTT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TTACATTTGTTTCGTCTCCTCCTGCATTTATACAAGGAAAGGGCGTCATTAGAGT</text:p>
      <text:p text:style-name="Preformatted_20_Text">Masked <text:s text:c="9"/>TCAGGTTACATTTGTTTCGTCTCCTCCTGCATTTATACAAGGAAAGGGCGTCATTAG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AGGGCAATGCACTGCATGCAACAGAAGCCCCATCACACTGTGGAAAATGCACATCTGC</text:p>
      <text:p text:style-name="Preformatted_20_Text">Masked <text:s text:c="9"/>AGAGGGCAATGCACTGCATGCAACAGAAGCCCCATCACACTGTGGAAAATGCACA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AGGTGATTGCAGAACGTCCCACTGTAGTAGATGTCCCACTGTAGTACAGAGGCAG</text:p>
      <text:p text:style-name="Preformatted_20_Text">Masked <text:s text:c="9"/>TAATCAGGTGATTGCAGAACGTCCCACTGTAGTAGATGTCCCACTGTAGTACA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TTAACCTGGAAGGGTGCAGGGGGAGAGCTGCCTTGGAGTGGATGGATACTCAGCA</text:p>
      <text:p text:style-name="Preformatted_20_Text">Masked <text:s text:c="9"/>CAGCATTAACCTGGAAGGGTGCAGGGGGAGAGCTGCCTTGGAGTGGATGGATAC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GCCAAAACTGAAGTAAATTACAAAGAGTAATCCAGGCAAGTTAGACTTCAGTAT</text:p>
      <text:p text:style-name="Preformatted_20_Text">Masked <text:s text:c="9"/>TGAAAGGCCAAAACTGAAGTAAATTACAAAGAGTAATCCAGGCAAGTTAGACTT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CATTCTTCTGCTGTGCAGCATTGCTACCTGTGAAGATACGGTCATCCAAAATTAT</text:p>
      <text:p text:style-name="Preformatted_20_Text">Masked <text:s text:c="9"/>CTCATCATTCTTCTGCTGTGCAGCATTGCTACCTGTGAAGATACGGTCATCCAAA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CTTGGTTTTTAAAATGGACAAGTCATCCTATAGTGCTTTGGTATATACAATCTAAG</text:p>
      <text:p text:style-name="Preformatted_20_Text">Masked <text:s text:c="9"/>TGGCCTTGGTTTTTAAAATGGACAAGTCATCCTATAGTGCTTTGGTATATACAAT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AGAGACACATTTTTCTATAACGTGATAGCTTTTCACTTACTGAGAGTCAGGATTT</text:p>
      <text:p text:style-name="Preformatted_20_Text">Masked <text:s text:c="9"/>TGTCAAGAGACACATTTTTCTATAACGTGATAGCTTTTCACTTACTGAGAGTCAG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TGTGTGAAGTTGGGCACTAAAATGAAGAGTCACACTGGAAATTATAGGTCTTCAT</text:p>
      <text:p text:style-name="Preformatted_20_Text">Masked <text:s text:c="9"/>CATAGTGTGTGAAGTTGGGCACTAAAATGAAGAGTCACACTGGAAATTATAGGTC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CCAAACTGGTAAAGCATTACACTCAGTAAGGTATAAATACTTAGAGAGCTAAGC</text:p>
      <text:p text:style-name="Preformatted_20_Text">Masked <text:s text:c="9"/>CTGAAACCAAACTGGTAAAGCATTACACTCAGTAAGGTATAAATACTTAGAGAGC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CTTGCTTTTTCCAACTATAAGTTAGCCTTCTAGCAAATAACATGTTTATTCATGA</text:p>
      <text:p text:style-name="Preformatted_20_Text">Masked <text:s text:c="9"/>ACTTGCTTGCTTTTTCCAACTATAAGTTAGCCTTCTAGCAAATAACATGTTTATT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TCTTTTAACTCAGGAAAACATTTAGATATTTGTTTAGGCTTAAAGACAACTCCACA</text:p>
      <text:p text:style-name="Preformatted_20_Text">Masked <text:s text:c="9"/>GCTTTCTTTTAACTCAGGAAAACATTTAGATATTTGTTTAGGCTTAAAGACAACT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AATACGCTCAGAAATTAGAAAGTCATATTGAAGCATTATGCCAATTTGAGATGTG</text:p>
      <text:p text:style-name="Preformatted_20_Text">Masked <text:s text:c="9"/>AGCTTAATACGCTCAGAAATTAGAAAGTCATATTGAAGCATTATGCCAATTTGAG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ATGCCTTTGCTTCAAGTATGAAGGTCATGGCCACGATCTGAAAAGGGGAACTACA</text:p>
      <text:p text:style-name="Preformatted_20_Text">Masked <text:s text:c="9"/>CTGGTATGCCTTTGCTTCAAGTATGAAGGTCATGGCCACGATCTGAAAAGGGGA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CCTCTGTGTGTAATTGTTTGATTCTCTTCAATAACATGACCCACCAGAAGAACAG</text:p>
      <text:p text:style-name="Preformatted_20_Text">Masked <text:s text:c="9"/>GATGTCCTCTGTGTGTAATTGTTTGATTCTCTTCAATAACATGACCCACCAGAAG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TGCACAAATGAATCTCTGAGGTTTTTTCTCATGTAATTTTAAGCCAGCAAAGAAA</text:p>
      <text:p text:style-name="Preformatted_20_Text"><text:soft-page-break/>Masked <text:s text:c="9"/>GAGCATGCACAAATGAATCTCTGAGGTTTTTTCTCATGTAATTTTAAGCCAGC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GGCAGTTGTTAATCAAAGTAACAAGTATTTCTATGAAAAAGGCAGAAAACAGCTA</text:p>
      <text:p text:style-name="Preformatted_20_Text">Masked <text:s text:c="9"/>AGTTAGGCAGTTGTTAATCAAAGTAACAAGTATTTCTATGAAAAAGGCAGAAAACA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CTTCCAAAATATTGATCTACAATTTAAATACAAACTCAAATGTGATTTTAGTAT</text:p>
      <text:p text:style-name="Preformatted_20_Text">Masked <text:s text:c="9"/>GAAATGCTTCCAAAATATTGATCTACAATTTAAATACAAACTCAAATGTGATTTT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CTCAGGGCTATACTGGCATGTGGGTTTTTTTGACAG<text:span text:style-name="T1">CTCTTCAGAAAAAGTTTTTC</text:span></text:p>
      <text:p text:style-name="Preformatted_20_Text">Masked <text:s text:c="9"/>GCTGCTCAGGGCTATACTGGCATGTGGGTTTTTTTGACAG<text:span text:style-name="T1">CTCTTCAGAAAAAGTTTT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AGGGGGATGAGAGTACTGAAGGCGGTATCTCCAACAGAGAGAAAGATGAGCAGCTGGA</text:span></text:p>
      <text:p text:style-name="Preformatted_20_Text">Masked <text:s text:c="9"/><text:span text:style-name="T1">TTAGGGGGATGAGAGTACTGAAGGCGGTATCTCCAACAGAGAGAAAGATGAGCAGCTG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CATCTGTGCACTGCGACCCCTGTACCTAGAAAAAGG</text:span>GTAAGCTGTAGCTGAATGTCA</text:p>
      <text:p text:style-name="Preformatted_20_Text">Masked <text:s text:c="9"/><text:span text:style-name="T1">ACACATCTGTGCACTGCGACCCCTGTACCTAGAAAAAGG</text:span>GTAAGCTGTAGCTGAA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CCAAAGCAACAATCAAAAAAGCATTATCAGTTTATGGGAAAATTGCAGCTCCTAA</text:p>
      <text:p text:style-name="Preformatted_20_Text">Masked <text:s text:c="9"/>TAATACCAAAGCAACAATCAAAAAAGCATTATCAGTTTATGGGAAAATTGCAGCT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CAGGTTCGTGATTTGATGAAACCCCTTTCATTTGATGAAAATCATTTCAGACCTG</text:p>
      <text:p text:style-name="Preformatted_20_Text">Masked <text:s text:c="9"/>AATAGCAGGTTCGTGATTTGATGAAACCCCTTTCATTTGATGAAAATCATTTCAGA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CAATAATAAGGGAAGACTGTGCCCCGATGTACACAGCTTGTCAAGTACTCACAT</text:p>
      <text:p text:style-name="Preformatted_20_Text">Masked <text:s text:c="9"/>AAGCCACAATAATAAGGGAAGACTGTGCCCCGATGTACACAGCTTGTCAAGTACT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TTTTTGTGGAAAGAAATAGATTTTTATGGCCACGTGGATATTCCTATTAAGAAC</text:p>
      <text:p text:style-name="Preformatted_20_Text">Masked <text:s text:c="9"/>TGGAAATTTTTGTGGAAAGAAATAGATTTTTATGGCCACGTGGATATTCCTATT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TTTCCCCTTTTAAACATTAAAGAAGCAATCTTTTCAACTAGAATAGATTTGGC</text:p>
      <text:p text:style-name="Preformatted_20_Text">Masked <text:s text:c="9"/>ACTACTTTTTCCCCTTTTAAACATTAAAGAAGCAATCTTTTCAACTAGAATAGATT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AAGGGTCTCTTTTCAGAGTACAAAAAAAATGAAAGACTTGAAACCAGATAAAA</text:p>
      <text:p text:style-name="Preformatted_20_Text">Masked <text:s text:c="9"/>TTTTCTTAAGGGTCTCTTTTCAGAGTACAAAAAAAATGAAAGACTTGAAACCA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ATGATGTATTTCCTCCCAGGATTCAAAACAATGGAAATAATGAGATAAATAAATA</text:p>
      <text:p text:style-name="Preformatted_20_Text">Masked <text:s text:c="9"/>TATTTATGATGTATTTCCTCCCAGGATTCAAAACAATGGAAATAATGAGATAAA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ATGTAAGCATCTCTACATAGTTGCTAAGATTTTTTTTCTATTTTTTTTTTTTTTTA</text:p>
      <text:p text:style-name="Preformatted_20_Text">Masked <text:s text:c="9"/>GATAATGTAAGCATCTCTACATAGTTGCTAAGANNNNNNNNNNNNNNNNNNNNNNNNNNA</text:p>
      <text:p text:style-name="Preformatted_20_Text"><text:s text:c="16"/>********************************* <text:s text:c="25"/>*</text:p>
      <text:p text:style-name="Preformatted_20_Text"/>
      <text:p text:style-name="Preformatted_20_Text">Unmasked <text:s text:c="7"/>CAACATAAGCTGTCCAAGTGGACTTTCAACCAATAATTTCACTGAGGATGCTTAATTTTG</text:p>
      <text:p text:style-name="Preformatted_20_Text">Masked <text:s text:c="9"/>CAACATAAGCTGTCCAAGTGGACTTTCAACCAATAATTTCACTGAGGATGCTTAATTTT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AGTTATACGTTCAGCTGAAAATTCCTTAGTTCTGGCGGTTCTCTTTTCTCTCTGAGC</text:p>
      <text:p text:style-name="Preformatted_20_Text">Masked <text:s text:c="9"/>AAAAGTTATACGTTCAGCTGAAAATTCCTTAGTTCTGGCGGTTCTCTTTTCTCTC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AAAACTTTTATTAATATTTCAAAT<text:span text:style-name="T1">TTCATACCAGAAGTGCTGAAGGTTTCAGACA</text:span></text:p>
      <text:p text:style-name="Preformatted_20_Text">Masked <text:s text:c="9"/>ATATTAAAACTTTTATTAATATTTCAAAT<text:span text:style-name="T1">TTCATACCAGAAGTGCTGAAGGTTTCAGA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TTGACAGAAAAACATGAC</text:span>TGGTAGATGAGAAGCTGGACATGAGCCAGCAGTGTGCGCC</text:p>
      <text:p text:style-name="Preformatted_20_Text">Masked <text:s text:c="9"/><text:span text:style-name="T1">GTTTGACAGAAAAACATGAC</text:span>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TGCAGCCCAAAAGGGCCAACTGTGTTCTGGGCTGCATTAACAGAGGAGTGGGCAGC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GAGGTGATTGTCCCCCTCTACCCAGCTCTTGTGAGGCCCCATCTGCAGGAC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GGCATGGAGGCCACAGCACAAGAAAGACACAGAGCTTTTGGAACGAGTCCAG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CCACTAAGATGATCAGAGGGCTGGAGCACCTCTCCTGTGAGGAAATGTTGAGGG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GCTTGGTTAGCTTGGAGAAGGCTCCGGGGTGACCTCATTGTGGTCTTCCAGTA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AGCCAATGAACAGGAGGGGAAACGACTGTTTACATGGATTGATACTGATAGG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AGAATGGTTTAAAACGGAGACAGGGGAGGTTTAGGTGAGATAGTAGGAGGAA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CACAGAGGGTGGTGAGGCACTGGCACAGGTTGCCCAAGGAGGTTGTGGATGCC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TTGAAGGCATTCAAGGCCAGGCTGGATGTGGCTCTGGGCAGCCTGGTCTGGTG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CCCTGCACACAGGAGGGGGGTTGAAACTCAATGATCACCGTGGTCCTTTTCAA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CATTCCATGAT<text:span text:style-name="T1">ATGCTATGTAGAGCTGTGAAATTGACCATGTCCATCTCACAAAAC</text:span></text:p>
      <text:p text:style-name="Preformatted_20_Text">Masked <text:s text:c="9"/>NNNNNNNNNNNNNNN<text:span text:style-name="T1">ATGCTATGTAGAGCTGTGAAATTGACCATGTCCATCTCACAAAAC</text:span></text:p>
      <text:p text:style-name="Preformatted_20_Text"><text:s text:c="31"/>*********************************************</text:p>
      <text:p text:style-name="Preformatted_20_Text"/>
      <text:p text:style-name="Preformatted_20_Text">Unmasked <text:s text:c="7"/><text:span text:style-name="T1">CAGAACCAGACTGGTACTGACTTTCAATGTAAATCTG</text:span>TTAGGTTTGTTTTTGTTCCATAA</text:p>
      <text:p text:style-name="Preformatted_20_Text">Masked <text:s text:c="9"/><text:span text:style-name="T1">CAGAACCAGACTGGTACTGACTTTCAATGTAAATCTG</text:span>TTAGGTTTGTTTTTGTTCCAT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AGTTGTGTTATAATTCAGCAAAGCATGCTTTACTCAGTTCTATGAAGAAGTTCACCCA</text:p>
      <text:p text:style-name="Preformatted_20_Text">Masked <text:s text:c="9"/>TGAGTTGTGTTATAATTCAGCAAAGCATGCTTTACTCAGTTCTATGAAGAAGTTC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TATTTAAGTCAAACTGAATATACAAAAACGGGCATATGTTTTAGTGATTTTCTAC</text:p>
      <text:p text:style-name="Preformatted_20_Text">Masked <text:s text:c="9"/>GTTTCTATTTAAGTCAAACTGAATATACAAAAACGGGCATATGTTTTAGTGATTT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AATGCTTTCCCTAAGCAGTGCTTTAATGCCAGAGATTAACGAAAGTATCCAGTAT</text:p>
      <text:p text:style-name="Preformatted_20_Text">Masked <text:s text:c="9"/>TAGGGAATGCTTTCCCTAAGCAGTGCTTTAATGCCAGAGATTAACGAAAGTATC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ATGTGTGGGTTGCAAAGCCAAAACCAAAACATGCAAAATGCTTAAGAAAAGGGTAC</text:p>
      <text:p text:style-name="Preformatted_20_Text">Masked <text:s text:c="9"/>GTAGATGTGTGGGTTGCAAAGCCAAAACCAAAACATGCAAAATGCTTAAGAAAAGG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TCTGATCTCTCATTATAACTTTGGTCAGATTTAAATTCTTTTCCTGACTTTTTCA</text:p>
      <text:p text:style-name="Preformatted_20_Text">Masked <text:s text:c="9"/>ATTCCTCTGATCTCTCATTATAACTTTGGTCAGATTTAAATTCTTTTCCTGACT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TGTTTTTTAAACTATCCATAATAGGAGTGTTTTTTAATTCTAGCTTACATTTCTA</text:p>
      <text:p text:style-name="Preformatted_20_Text">Masked <text:s text:c="9"/>TTCAGTGTTTTTTAAACTATCCATAATAGGAGTGTTTTTTAATTCTAGCTTACA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GTATACAATAACTGTTTTATGAAAAATCACAGAGAAAAATATAGGTCTGCAGGAAA</text:p>
      <text:p text:style-name="Preformatted_20_Text">Masked <text:s text:c="9"/>CCTCGTATACAATAACTGTTTTATGAAAAATCACAGAGAAAAATATAGGTCTGC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TGAAAAGGATATGGAGGCTTAGTGTCTAAGGTGATACGGTACATGCCATCTGGGA</text:p>
      <text:p text:style-name="Preformatted_20_Text">Masked <text:s text:c="9"/>ACTAATGAAAAGGATATGGAGGCTTAGTGTCTAAGGTGATACGGTACATGCCATCT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AGATGCTAGATTCAAAGATCTGAATTTGTAAAGCAATACAGGCATGGTATGTG</text:p>
      <text:p text:style-name="Preformatted_20_Text">Masked <text:s text:c="9"/>ACAAGGAAGATGCTAGATTCAAAGATCTGAATTTGTAAAGCAATACAGGCATGGT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TGTAATTTTCAAGATATATCACAAAAATAAAGTAGCATAAGTTAATGGTAATGC</text:p>
      <text:p text:style-name="Preformatted_20_Text">Masked <text:s text:c="9"/>AATTAATGTAATTTTCAAGATATATCACAAAAATAAAGTAGCATAAGTTAATGGT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ACCAAAACAGAAAAGGAAAGATGGTAGATGAATTTATAGTCATTGCTGGTAGTCT</text:p>
      <text:p text:style-name="Preformatted_20_Text">Masked <text:s text:c="9"/>CACTAACCAAAACAGAAAAGGAAAGATGGTAGATGAATTTATAGTCATTGCTGGTA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TCAACTACTGAAAAGTCAAGATACAGAATGAAAAATTAGAAAGAATGTATTTAA</text:p>
      <text:p text:style-name="Preformatted_20_Text">Masked <text:s text:c="9"/>TTTTTTTCAACTACTGAAAAGTCAAGATACAGAATGAAAAATTAGAAAGAATG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AGTTCACAGCCATTGCATGACACCTACAGGTGAGTTAATTAATATCAGCATATGT</text:p>
      <text:p text:style-name="Preformatted_20_Text">Masked <text:s text:c="9"/>TTATTAGTTCACAGCCATTGCATGACACCTACAGGTGAGTTAATTAATATCAGC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ATTATGATGGAGCTATATTTATCTCAAATCTTTAAAAAACAAGTGTACAACAAA</text:p>
      <text:p text:style-name="Preformatted_20_Text">Masked <text:s text:c="9"/>TGTTTTATTATGATGGAGCTATATTTATCTCAAATCTTTAAAAAACAAGTGTAC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TATAACCTATGGTATCTAGCCTCAGTACAATTATTTTTTCTCTTACTTTAGAAC</text:p>
      <text:p text:style-name="Preformatted_20_Text">Masked <text:s text:c="9"/>ATTGTGTATAACCTATGGTATCTAGCCTCAGTACAATTATTTTTTCTCTTACTTTAGA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CAACTATTACAGTTCATATCCTCCAAACAGCAAGAATTCAAACAAATCAGAAATAATT</text:p>
      <text:p text:style-name="Preformatted_20_Text">Masked <text:s text:c="9"/>ACCAACTATTACAGTTCATATCCTCCAAACAGCAAGAATTCAAACAAATCAGAA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TTGATATTGAGCTAATATTTTCCTGTATTCTCTTAAAACACAATTAAAATAATAA</text:p>
      <text:p text:style-name="Preformatted_20_Text">Masked <text:s text:c="9"/>CTTTGTTGATATTGAGCTAATATTTTCCTGTATTCTCTTAAAACACAATTAAA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TAATGACAAAGAGTATAGAAACAATTAGAAGAAATAATAACATTTTGTAATAGAG</text:p>
      <text:p text:style-name="Preformatted_20_Text">Masked <text:s text:c="9"/>TCTATTAATGACAAAGAGTATAGAAACAATTAGAAGAAATAATAACATTTTGTAAT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TTCTCCCATGAGTTACTTTTCTTAGCAATCTCAGTAAACTAAAAATTAAATTTAG</text:p>
      <text:p text:style-name="Preformatted_20_Text">Masked <text:s text:c="9"/>TGCAGTTCTCCCATGAGTTACTTTTCTTAGCAATCTCAGTAAACTAAAAATTAA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ATGGCTTTTTATTATTTTTTTTATTATTTTTATTAAATTATTTTATAATTTTTATT</text:p>
      <text:p text:style-name="Preformatted_20_Text">Masked <text:s text:c="9"/>CAATATGGCTTTTTATTATTTTTTTTATTATTTTTATTAAATTATTTTATAATT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GAAGAAAGGAAAGTGAAAATTGTTTGTTAAGTAATGAAAGAATAAAAAGGGAA</text:p>
      <text:p text:style-name="Preformatted_20_Text">Masked <text:s text:c="9"/>ATTTTTTGAAGAAAGGAAAGTGAAAATTGTTTGTTAAGTAATGAAAGAATAAAAA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TCAGTGAAGAATAGCTGGGAGTATCATTTAAAGTCTATCTGGAAAAAATATATAT</text:p>
      <text:p text:style-name="Preformatted_20_Text">Masked <text:s text:c="9"/>AGATCTCAGTGAAGAATAGCTGGGAGTATCATTTAAAGTCTATCTGGAAAAAATAT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ATTAG<text:span text:style-name="T1">GTTGATGCATGAAGTGCCAATTTGTGTGTAACAAAGATGATGACTATTG</text:span></text:p>
      <text:p text:style-name="Preformatted_20_Text">Masked <text:s text:c="9"/>TTTTATATTAG<text:span text:style-name="T1">GTTGATGCATGAAGTGCCAATTTGTGTGTAACAAAGATGATGACTA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TTTTTCTAATGAACTGTAAATTTGTACCACAGTTGCCATGTCATAATGATCACATTG</text:span></text:p>
      <text:p text:style-name="Preformatted_20_Text">Masked <text:s text:c="9"/><text:span text:style-name="T1">AGATTTTTCTAATGAACTGTAAATTTGTACCACAGTTGCCATGTCATAATGATCACA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GCAGGAAGTTGGCAGGAAAGGGGAAGA</text:span>GTATGTAACGAACAAAAACATAGTTTTGG</text:p>
      <text:p text:style-name="Preformatted_20_Text">Masked <text:s text:c="9"/><text:span text:style-name="T1">ACAGGCAGGAAGTTGGCAGGAAAGGGGAAGA</text:span>GTATGTAACGAACAAAAACATAGT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GCTGTGAAGACTCTAAAACTATCTCCAAAGGCAAAAGAAAACAGAAAGTACAGGCATT</text:p>
      <text:p text:style-name="Preformatted_20_Text">Masked <text:s text:c="9"/>GCGCTGTGAAGACTCTAAAACTATCTCCAAAGGCAAAAGAAAACAGAAAGTACAG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GAAGTGGAATCATGTTCTCATTTGTGTACTGAAATGCAATACAGCTTTTGGAAGAA</text:p>
      <text:p text:style-name="Preformatted_20_Text">Masked <text:s text:c="9"/>CCCTGAAGTGGAATCATGTTCTCATTTGTGTACTGAAATGCAATACAGCTTTT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ACAACTGTTTTATGTTGTGTACTTAAAGATGATAAATATCCAGACAGTGAATTC</text:p>
      <text:p text:style-name="Preformatted_20_Text">Masked <text:s text:c="9"/>CATCTGACAACTGTTTTATGTTGTGTACTTAAAGATGATAAATATCCAGACAGTG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AAATCAAGCATTATGCTAATATACAGAATCATATATAGATATGATATGAATATTC</text:p>
      <text:p text:style-name="Preformatted_20_Text">Masked <text:s text:c="9"/>TAAGTAAATCAAGCATTATGCTAATATACAGAATCATATATAGATATGA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TTACAGTTATTATTTACATTTTATTATTGTTGTTGCTGTTATTATTATTATTATTATTTA</text:p>
      <text:p text:style-name="Preformatted_20_Text"><text:soft-page-break/>Masked <text:s text:c="9"/>NNNNNNNNNNNNNNNNNNNNNNNNNNNNNNNNNNNNNNNNNNNNNNNNNNNNNNNNNNTA</text:p>
      <text:p text:style-name="Preformatted_20_Text"><text:s text:c="74"/>**</text:p>
      <text:p text:style-name="Preformatted_20_Text"/>
      <text:p text:style-name="Preformatted_20_Text">Unmasked <text:s text:c="7"/>AGTAACATTTCATAAGGAATCAGTCATTCCCAATTACCTTACTTACAACTGCCTGCAGCT</text:p>
      <text:p text:style-name="Preformatted_20_Text">Masked <text:s text:c="9"/>AGTAACATTTCATAAGGAATCAGTCATTCCCAATTACCTTACTTACAACTGCCTG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TTTCAGAATTACATTCTTCACTTCCCCAGAAAGTGAAAGAGGAGAAAACGTAGC</text:p>
      <text:p text:style-name="Preformatted_20_Text">Masked <text:s text:c="9"/>TTTGTTTTTCAGAATTACATTCTTCACTTCCCCAGAAAGTGAAAGAGGAGAAAACG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ACAGTACCACCTTGTGTTGAGATGAAAAGGGTGCAGCCTGCATTTCATTGTGGAA</text:p>
      <text:p text:style-name="Preformatted_20_Text">Masked <text:s text:c="9"/>ATACTACAGTACCACCTTGTGTTGAGATGAAAAGGGTGCAGCCTGCATTTCATTG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CGACTGCCCAGCAGTCATCCTTTGTAGCAAAGAGAAATAAGCTTTACAGGCATTT</text:p>
      <text:p text:style-name="Preformatted_20_Text">Masked <text:s text:c="9"/>CAGCACGACTGCCCAGCAGTCATCCTTTGTAGCAAAGAGAAATAAGCTTTACAGG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GCAGGTTTTTTTTTTCTTTTAATTATTTCTATTTAATAAATTACTGAAGGTTTT</text:p>
      <text:p text:style-name="Preformatted_20_Text">Masked <text:s text:c="9"/>TTAGAAGCAGGTTTTTTTTTTCTTTTAATTATTTCTATTTAATAAATTACTGAA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GTCATGTATAGAAGTTTAGTAGTGATGCTGGCAACTTGCATGACTTGAAACCCAT</text:p>
      <text:p text:style-name="Preformatted_20_Text">Masked <text:s text:c="9"/>CATGAGTCATGTATAGAAGTTTAGTAGTGATGCTGGCAACTTGCATGACTTGAAA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CACACTCAGATAGGTACAGGGACATGTATCAGCCATAAAAATTGTGGTCCTTGGAA</text:p>
      <text:p text:style-name="Preformatted_20_Text">Masked <text:s text:c="9"/>TTTCCACACTCAGATAGGTACAGGGACATGTATCAGCCATAAAAATTGTGGTCCT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GAAAACTTTACAGATGGAATATGATAGAACATGATAAAAAAGGCAGGACAAACAA</text:p>
      <text:p text:style-name="Preformatted_20_Text">Masked <text:s text:c="9"/>AGACTGAAAACTTTACAGATGGAATATGATAGAACATGATAAAAAAGGCAGG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CAAACAAACAAAATGCAATATGGAATCTCCAAAGAAGCAATTGTTTCTGTAAGTATCTG</text:p>
      <text:p text:style-name="Preformatted_20_Text">Masked <text:s text:c="9"/>NNNNNNNNNNNNNATGCAATATGGAATCTCCAAAGAAGCAATTGTTTCTGTAAGTATCTG</text:p>
      <text:p text:style-name="Preformatted_20_Text"><text:s text:c="29"/>***********************************************</text:p>
      <text:p text:style-name="Preformatted_20_Text"/>
      <text:p text:style-name="Preformatted_20_Text">Unmasked <text:s text:c="7"/>CTGAACATTGGTATATAGGTATAGAGAACTACATCCCATGTAATCACTTTTGGGGGTTTG</text:p>
      <text:p text:style-name="Preformatted_20_Text">Masked <text:s text:c="9"/>CTGAACATTGGTATATAGGTATAGAGAACTACATCCCATGTAATCACTTTTGGGG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GGTTCAGATTTCCTCTACTGCAGAGAATTCTACTATTCTCCAAGTAACTCCCTGAG</text:p>
      <text:p text:style-name="Preformatted_20_Text">Masked <text:s text:c="9"/>AGATGGTTCAGATTTCCTCTACTGCAGAGAATTCTACTATTCTCCAAGTAACTCC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AGACAAAGCTGGGAGTACCTGTATATTCCTTACATGTGGATTTTGTGCACTCTTG</text:p>
      <text:p text:style-name="Preformatted_20_Text">Masked <text:s text:c="9"/>AGAAGAGACAAAGCTGGGAGTACCTGTATATTCCTTACATGTGGATTTTGTGCAC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AATATTCCCATCAGCAAACAAAGTAATATGAGTTCTAGGGAAAAAAAATAAATAA</text:p>
      <text:p text:style-name="Preformatted_20_Text">Masked <text:s text:c="9"/>ATAACAATATTCCCATCAGCAAACAAAGTAATATGAGTTCTAGGGAAAAAAAAT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GCTAAAAGTAGCTGTTGATATGTCCTTTTTGAACCCACATGAATCACTTATGTT</text:p>
      <text:p text:style-name="Preformatted_20_Text">Masked <text:s text:c="9"/>ATCAAGGCTAAAAGTAGCTGTTGATATGTCCTTTTTGAACCCACATGAATCACTTATG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TAAATATTTAGCAGATTTTTTTCTACTTTTTTTTTCAAACTTTATTCAAGTGCTTTCA</text:p>
      <text:p text:style-name="Preformatted_20_Text">Masked <text:s text:c="9"/>TCTAAATATTTAGCAGATTTTTTTCTACTTTTTTTTTCAAACTTTATTCAAGTG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TCAGTTTTAGGTTAATTCATTTCCAATCACATGTGTTCTTAGATATTCAAATTG</text:p>
      <text:p text:style-name="Preformatted_20_Text">Masked <text:s text:c="9"/>CTGAATTCAGTTTTAGGTTAATTCATTTCCAATCACATGTGTTCTTAGATATTCA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ATTTTAAATCTAATTTTTATAGATATAGATGGCTGTCCAGGAGTGTTTTTTTGTT</text:p>
      <text:p text:style-name="Preformatted_20_Text">Masked <text:s text:c="9"/>AGAATATTTTAAATCTAATTTTTATAGATATAGATGGCTGTCCAGGAG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TGTTTGTTTGTTTGTTTGTTTGTTTGTTTGTTTTTGGTGGGGGGGGAAGAAAAAAAAAGA</text:p>
      <text:p text:style-name="Preformatted_20_Text">Masked <text:s text:c="9"/>NNNNNNNNNNNNNNNNNNNNNNNNNNNNNNNNNTTGGTGGGGGGGGAAGAAAAAAAAAGA</text:p>
      <text:p text:style-name="Preformatted_20_Text"><text:s text:c="49"/>***************************</text:p>
      <text:p text:style-name="Preformatted_20_Text"/>
      <text:p text:style-name="Preformatted_20_Text">Unmasked <text:s text:c="7"/>TTTTTAATGTTTGGTTGCTCTCACACTGCAGAAACTCAGAGCACTGGCGATACTTCTGAA</text:p>
      <text:p text:style-name="Preformatted_20_Text">Masked <text:s text:c="9"/>TTTTTAATGTTTGGTTGCTCTCACACTGCAGAAACTCAGAGCACTGGCGATACTT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ACTCTCATTTTCACACAGCTGGTGTGCCCATCTGTGAGACATGGCATGTCCAGGC</text:p>
      <text:p text:style-name="Preformatted_20_Text">Masked <text:s text:c="9"/>ATCATACTCTCATTTTCACACAGCTGGTGTGCCCATCTGTGAGACATGGCATGTCC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AGAAGGACACAGTCTGTAGAGCTCTCACATCAGGACATGCAACATGTTGTGAC</text:p>
      <text:p text:style-name="Preformatted_20_Text">Masked <text:s text:c="9"/>AGCTATGAGAAGGACACAGTCTGTAGAGCTCTCACATCAGGACATGCAACATGTT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GGGAGTACACAAATCATCACAGAAAAGTGTAGCAAAACAAGTTTTTTGTTGGA</text:p>
      <text:p text:style-name="Preformatted_20_Text">Masked <text:s text:c="9"/>CAAACAAGGGAGTACACAAATCATCACAGAAAAGTGTAGCAAAACAAGTTTTTTG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TTTTTGTTGCCTTCTCAACATCTGGTTCTATGCTCTGTGGCCCATACACCGGCTC</text:p>
      <text:p text:style-name="Preformatted_20_Text">Masked <text:s text:c="9"/>ATTTGTTTTTGTTGCCTTCTCAACATCTGGTTCTATGCTCTGTGGCCCATACACCG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AACTTGGGAATCTTGAGATCATGCTGCACATGCTGCCTGAATGCAGAGCACGAAT</text:p>
      <text:p text:style-name="Preformatted_20_Text">Masked <text:s text:c="9"/>TCAGCAACTTGGGAATCTTGAGATCATGCTGCACATGCTGCCTGAATGCAGAGCAC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CCCAGGGAACCAGGCAAAGGAATGCAAGGCAGCATGCGTGCCCAGCATTTGCCGG</text:p>
      <text:p text:style-name="Preformatted_20_Text">Masked <text:s text:c="9"/>GATGCCCCAGGGAACCAGGCAAAGGAATGCAAGGCAGCATGCGTGCCCAGCATTTGC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GATTACAAGCTCAGAATATCAAATTTCAGAGCTTTTTTTTTTTCTCAATTTGTGGA</text:p>
      <text:p text:style-name="Preformatted_20_Text">Masked <text:s text:c="9"/>GTCTGATTACAAGCTCAGAATATCAAATTTCAGAGCTTTTTTTTTTTCTCAATTTG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CTAAACAAGGATCAAGAAAATTGCATTTCTTCCATCAATGAAAAATAAAAATCAC</text:p>
      <text:p text:style-name="Preformatted_20_Text">Masked <text:s text:c="9"/>GAAATCTAAACAAGGATCAAGAAAATTGCATTTCTTCCATCAATGAAAAATAAAAA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ACAGAATTGTAGGGGTTGGAAAGGACCTCTAGAAAATCATGATCTAGTCCA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GCAAAGCAGGCGCCGTAGACCATGTTGCACAGGTAGGCACCCATACAGGTC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TATCTCCAGAGAAGGAGACTCCACAACCCCCCTGGGCAGCCTGTTCCAGTGCTC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GAAGAAGTTCTTACTCATGTTTGTGTGGAACTTCCCATGCTTTAGTTTGTGG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CCTCGTTGTCACACACCACTGAAAAGATTCTGGCCTTGTCCCTTGGCCTCCT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AGATATTTATAGACATTGGTAAGATCCCCTATGACTTCTTTTCTCAAGGCTGAA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CAGGTTGCTCAGCCTTCCCTCCGAAGAGAGGTGCTCCAGGCCCTTTATCATCTT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CCCTCTGCTGGACTCTTTCCAGGAGAAGTCATTTTTGTTTTTCCATCTGTGAAAACCC</text:p>
      <text:p text:style-name="Preformatted_20_Text">Masked <text:s text:c="9"/>NNNNNNNNNNNNNNNNNNNNNNNNGAGAAGTCATTTTTGTTTTTCCATCTGTGAAAACCC</text:p>
      <text:p text:style-name="Preformatted_20_Text"><text:s text:c="40"/>************************************</text:p>
      <text:p text:style-name="Preformatted_20_Text"/>
      <text:p text:style-name="Preformatted_20_Text">Unmasked <text:s text:c="7"/>TGCATTTATTGCCATTACATTGCCATTAAGATATTGCACTCCTCTTTTCCACTGAGGACA</text:p>
      <text:p text:style-name="Preformatted_20_Text">Masked <text:s text:c="9"/>TGCATTTATTGCCATTACATTGCCATTAAGATATTGCACTCCTCTTTTCCACTGAG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CCTGCATAGATCACATCTCTTCTTGGACAGTGTCTTCTCTCTACATAGTGAGAT</text:p>
      <text:p text:style-name="Preformatted_20_Text">Masked <text:s text:c="9"/>AGATTTCCTGCATAGATCACATCTCTTCTTGGACAGTGTCTTCTCTCTACATAG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TTTCTGTAAAAATTTCTGGTCAGAAATAGAGCTAAGCAGATGCAGACAGCCCTGG</text:p>
      <text:p text:style-name="Preformatted_20_Text">Masked <text:s text:c="9"/>GTTTTTTTCTGTAAAAATTTCTGGTCAGAAATAGAGCTAAGCAGATGCAGACAGCC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CTGGCTCTCCAGAGAGGCTAAATACATAAGGAAGCTGCACAAGAACTCCCATGAGA</text:p>
      <text:p text:style-name="Preformatted_20_Text">Masked <text:s text:c="9"/>GAGCCTGGCTCTCCAGAGAGGCTAAATACATAAGGAAGCTGCACAAGAACTCCCA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CAAATTATTGATTTCAGCTGACTCACATTATATTGAGATTCAATCATATACTTGT</text:p>
      <text:p text:style-name="Preformatted_20_Text">Masked <text:s text:c="9"/>GAAGTCAAATTATTGATTTCAGCTGACTCACATTATATTGAGATTCAATCATATA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AAAATCAATGAATCACTAAGGTTGGAAAAGACCTGTAAGATCATTCAGTCCAACT</text:p>
      <text:p text:style-name="Preformatted_20_Text">Masked <text:s text:c="9"/>TTNNNNNNNNNNNNNNNNNNNNNNNNNNNNNNNNNNNNNNNNNNNNNNNNNNNNNNNNNN</text:p>
      <text:p text:style-name="Preformatted_20_Text"><text:s text:c="16"/>** <text:s text:c="57"/></text:p>
      <text:p text:style-name="Preformatted_20_Text"/>
      <text:p text:style-name="Preformatted_20_Text">Unmasked <text:s text:c="7"/>ATACACCTACCACCAATACTGCTCACTAAAGCATGTTCCTTAGTATTGTTATCTAC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TGAAAATCTACAGAGGCAATGACTTAACAGCCTCCATGGACAGCCTGTTCCAG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CCACTCTTTCAGGGGAGAAATTGTAATATCCAACCTGAAAGTCCCCTGGCACAGCA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TGAGGCTATTCCCTCTCATCCTATTGCTGTTACTTGGAAAAAGAGGCCAACTACCAA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CAGGTAGTTGTATATGTCAGTGAAGTCTTCCCTGAGCCCCCTCTTCTCTAGAC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TGTTCCTCACGGCACGTGCTCCTTTCCTCTCAGCACCTTCAATGAACACTGAAAAT</text:p>
      <text:p text:style-name="Preformatted_20_Text">Masked <text:s text:c="9"/>NNNNNNNNNNNCACGGCACGTGCTCCTTTCCTCTCAGCACCTTCAATGAACACTGAAAAT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TTTCAAGGAGAAAAATCAAACATTTTAGTAAAGTTTAGAATTTTTTTTGGTCAAAATATA</text:p>
      <text:p text:style-name="Preformatted_20_Text">Masked <text:s text:c="9"/>TTTCAAGGAGAAAAATCAAACATTTTAGTAAAGTTTAGAATTTTTTTTGGTCAA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CTAAAAAATGCCATTCATCCTCTACCAACACTTTCAGTAGAATGAGTTTGCT</text:p>
      <text:p text:style-name="Preformatted_20_Text">Masked <text:s text:c="9"/>TTTTTCTACTAAAAAATGCCATTCATCCTCTACCAACACTTTCAGTAGAATGAG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GATATAATATCTTCTGTTACATTATTCTTTGTGTTCAAAATCAGTATTCATATCT</text:p>
      <text:p text:style-name="Preformatted_20_Text">Masked <text:s text:c="9"/>ATCTGGATATAATATCTTCTGTTACATTATTCTTTGTGTTCAAAATCAGTATTCAT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TGTCTTATATGATTGTTGTTGTTACTGATAAGCTAAGTATATTATGCAGTTTTAC</text:p>
      <text:p text:style-name="Preformatted_20_Text">Masked <text:s text:c="9"/>ATGTTTGTCTTATATGATTGTTGTTGTTACTGATAAGCTAAGTATATTATGCAGT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ACATATATTAGTTTTTTAACTGTCTGTTCTGATTTCTCATACAATCTTTTCATC</text:p>
      <text:p text:style-name="Preformatted_20_Text">Masked <text:s text:c="9"/>AGTGTTACATATATTAGTTTTTTAACTGTCTGTTCTGATTTCTCATACAATCTTT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TTCTAAG<text:span text:style-name="T1">ATAGAAGCAAACAAAATCTTCACATCTGAGTGCTAGCATGATGATAAA</text:span></text:p>
      <text:p text:style-name="Preformatted_20_Text">Masked <text:s text:c="9"/>CTCTTTTCTAAG<text:span text:style-name="T1">ATAGAAGCAAACAAAATCTTCACATCTGAGTGCTAGCATGATGAT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TATGTTATGAGAAGTCTACACAGACAAAACTAAAACTCCTCAAAGTTGACTGTCTCCN</text:span></text:p>
      <text:p text:style-name="Preformatted_20_Text">Masked <text:s text:c="9"/><text:span text:style-name="T1">AATATGTTATGAGAAGTCTACACAGACAAAACTAAAACTCCTCAAAGTTGACTGTCTCCN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NNNNNNNNNNNNNNNNNNNNNNCAGGAATGCTTCAGGAGCTAATTTAAAGTTTCACTATA</text:span></text:p>
      <text:p text:style-name="Preformatted_20_Text">Masked <text:s text:c="9"/><text:span text:style-name="T1">NNNNNNNNNNNNNNNNNNNNNNCAGGAATGCTTCAGGAGCTAATTTAAAGTTTCACTA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GACTGTAAGTTTCTGTTCTATGTTACATAGCTTCA</text:span><text:span text:style-name="T2">T</text:span><text:span text:style-name="T1">AAGAACA</text:span>GTAACCCTGATCA</text:p>
      <text:p text:style-name="Preformatted_20_Text">Masked <text:s text:c="9"/><text:span text:style-name="T1">GCTGGACTGTAAGTTTCTGTTCTATGTTACATAGCTTCA</text:span><text:span text:style-name="T2">T</text:span><text:span text:style-name="T1">AAGAACA</text:span>GTAACCCTG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AAATACTTAATTTCTCCAAAACCAGCAACATTTATATAGCATTAGAATAAAGGCA</text:p>
      <text:p text:style-name="Preformatted_20_Text">Masked <text:s text:c="9"/>AGATAAAATACTTAATTTCTCCAAAACCAGCAACATTTATATAGCATTAGAATAA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TCCTAGGGACATCAGAACAGTAAAGGACTTTGCACATGCTGAACAGCAAGAATA</text:p>
      <text:p text:style-name="Preformatted_20_Text">Masked <text:s text:c="9"/>GAAGCATCCTAGGGACATCAGAACAGTAAAGGACTTTGCACATGCTGAACAGCA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ATTAAATAAACTTTCTTCGGATAGAGGCCCAGAGATTTCCTCTAGACCTAAAAGT</text:p>
      <text:p text:style-name="Preformatted_20_Text"><text:soft-page-break/>Masked <text:s text:c="9"/>TCTGCATTAAATAAACTTTCTTCGGATAGAGGCCCAGAGATTTCCTCTAGACCTA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GTCAGCAGTTTAAGATGCCTTAAATGGTGCCAGCTGATGCAGTGGTCAGCTGCT</text:p>
      <text:p text:style-name="Preformatted_20_Text">Masked <text:s text:c="9"/>ATTTGAGTCAGCAGTTTAAGATGCCTTAAATGGTGCCAGCTGATGCAGTGGTCAG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CTTTTACACACCCCCTACTAGGCACTGCTGTTAAGGAAGATACGTAAGAGCTGC</text:p>
      <text:p text:style-name="Preformatted_20_Text">Masked <text:s text:c="9"/>AAATTCCTTTTACACACCCCCTACTAGGCACTGCTGTTAAGGAAGATACGTAAGAG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AACAATGGGGTTTGTAAGGCAAGTGCCTTAACTGCAGCTATTTCACAAGATGTCAT</text:p>
      <text:p text:style-name="Preformatted_20_Text">Masked <text:s text:c="9"/>GGATAACAATGGGGTTTGTAAGGCAAGTGCCTTAACTGCAGCTATTTCACAAGAT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ACAGACAGCAGCTAGGATACATACTTTAGGATATTATGTAAAACTGAACAGTGTA</text:p>
      <text:p text:style-name="Preformatted_20_Text">Masked <text:s text:c="9"/>ATGTCACAGACAGCAGCTAGGATACATACTTTAGGATATTATGTAAAACTGAACA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AAATTAGACGTAGAATATATAAGTTGTGTGCCTCAAAGGAATATTTCTCCTGTTC</text:p>
      <text:p text:style-name="Preformatted_20_Text">Masked <text:s text:c="9"/>ATTTAAAATTAGACGTAGAATATATAAGTTGTGTGCCTCAAAGGAATATTTCTC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CATTTTATTATTTTAAAGTGTTTGCTTTGTTTCATTCCATTTTTAATTAGAGCT</text:p>
      <text:p text:style-name="Preformatted_20_Text">Masked <text:s text:c="9"/>AGTTTTCATTTTATTATTTTAAAGTGTTTGCTTTGTTTCATTCCATTTTTAATT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TTCATGCAAATAGTCTGAGAATAGCAGAGAGTGATCCAGAATAAGAGAGAATTT</text:p>
      <text:p text:style-name="Preformatted_20_Text">Masked <text:s text:c="9"/>GTGCCCTTCATGCAAATAGTCTGAGAATAGCAGAGAGTGATCCAGAATAAGAGAG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CTGTTCTGAAAATAAATGAAGGCAAAACTCCATCTGACCATAGTGAGCATGCAGGA</text:p>
      <text:p text:style-name="Preformatted_20_Text">Masked <text:s text:c="9"/>AGTTCTGTTCTGAAAATAAATGAAGGCAAAACTCCATCTGACCATAGTGAGCATG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TTCCATTATCTGGCAAGCCATATGGAATTACTTATTCCTTATTAAAGTTGAGATC</text:p>
      <text:p text:style-name="Preformatted_20_Text">Masked <text:s text:c="9"/>ATAGCTTCCATTATCTGGCAAGCCATATGGAATTACTTATTCCTTATTAAAGTTG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TAATATACCTAAAAAAAAGACTCTTGCCAAATTGATCTCAAAAGTAAGCACCTC</text:p>
      <text:p text:style-name="Preformatted_20_Text">Masked <text:s text:c="9"/>TTTACATAATATACCTAAAAAAAAGACTCTTGCCAAATTGATCTCAAAAGTAAGCA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TCTTCCTCTACCCAGCTCTTGTGAGGCCCCATCTGCAGGACTGTGTTCAGGCATG</text:p>
      <text:p text:style-name="Preformatted_20_Text">Masked <text:s text:c="9"/>TTGGNNNNNNNNNNNNNNNNNNNNNNNNNNNNNNNNNNNNNNNNNNNNNNNNNNNNNNNN</text:p>
      <text:p text:style-name="Preformatted_20_Text"><text:s text:c="16"/>**** <text:s text:c="55"/></text:p>
      <text:p text:style-name="Preformatted_20_Text"/>
      <text:p text:style-name="Preformatted_20_Text">Unmasked <text:s text:c="7"/>GGGGCCACAGCACAAGAAAGACACAGAGCTTTTGGAACGAGTCCAGAGGAGGGCCAC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ATCAGAGGGCTGGAGCACCTCTCCTGTGAGGAAATGTTGAGGGAACTGGGCT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CTTGGAGAAGGCTCCGGGGAGACCTCATTGTGGCCTTCCAGTACTTGAAGGGA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TGAACAGGAGGGGAAACGACTGTTTACATGGATTGATACTGATAGGATAAGGGA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AAAACGGAGACAGGGGAGGTTTAGGTGAGATAGTAGGAGGAAGTTTTTCACA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GTGAGGCACTGGCACAGGTTGCCCAAAGAGGTTGTGGATGCCCCATGCTT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TCAAGGCCAGGCTGGATGTGGCTCTGGGCAGCCTGGTCTGGTGGCTGGTGAC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CAGGAGGGGGGTTGAAACTCAATGATCACCGTGGTCCTTTTCAAACCAGGCCA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TTTTATGATTCAGTCTGGAGAAGAGAAGGTTGTGAGATGACCTAATAGCAGA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ATCTAAAGGGGAGCTACATGAAAGAAGGGAGCAGACTCTTTAACAGGGTCTG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AGAACAAGGTAAAATAGCTTCAAGCCCAAATAGAGTACATTTAGATAGGAGAT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AGTCTTCTACAGAGAGAGTGGTGAGACACTATAGGTTGCCCAGAGTTGTGGT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CCCCATCCCTGGGGACTTTCAAGGCCAGTGTGGATCAGTCCCTGGGCAGTCCGA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GCATATGTCCCTGTTCATTGCAGAAGGGATGGACTAGATGCCCTTTGAAAGTC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TTCTAAGTACTTTATGATTCCGTGATTCTATGATTCTATGATTCTGTGATCCAGG</text:p>
      <text:p text:style-name="Preformatted_20_Text">Masked <text:s text:c="9"/>NNNNNNNNNNNNNNNNNNNNNNNNNCGTGATTCTATGATTCTATGATTCTGTGATCCAGG</text:p>
      <text:p text:style-name="Preformatted_20_Text"><text:s text:c="41"/>***********************************</text:p>
      <text:p text:style-name="Preformatted_20_Text"/>
      <text:p text:style-name="Preformatted_20_Text">Unmasked <text:s text:c="7"/>TCAGTGAGGTCTAGGCTCATATGACCTTTCTTCCTTCAGTTTTTGAACTTAGCAATTCTG</text:p>
      <text:p text:style-name="Preformatted_20_Text">Masked <text:s text:c="9"/>TCAGTGAGGTCTAGGCTCATATGACCTTTCTTCCTTCAGTTTTTGAACTTAGCAA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TATTGAGCTTTAAGATACTGCTGGACCAGAAAAGCTCTATTTTTCTGATGTTAT</text:p>
      <text:p text:style-name="Preformatted_20_Text">Masked <text:s text:c="9"/>TAGCAGTATTGAGCTTTAAGATACTGCTGGACCAGAAAAGCTCTATTTTTCTGAT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ATGAAAAGATGAAGAATCAAAAGTCAGTGCACAGAAATACAGTTCAGCTTATTAT</text:p>
      <text:p text:style-name="Preformatted_20_Text">Masked <text:s text:c="9"/>CAGCCATGAAAAGATGAAGAATCAAAAGTCAGTGCACAGAAATACAGTTCAGCTTATT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GAAGAAAATGACTTTGATTTGAAACATTCAGGAAAATCTGAGCCAGAAGAAGTGCATT</text:p>
      <text:p text:style-name="Preformatted_20_Text">Masked <text:s text:c="9"/>AGGAAGAAAATGACTTTGATTTGAAACATTCAGGAAAATCTGAGCCAGAAGAAGT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GTAGTGAAGCCTGAATACACAAAAACTTGGGAACCTTGAGAATAAAAAACAAAA</text:p>
      <text:p text:style-name="Preformatted_20_Text">Masked <text:s text:c="9"/>TGGTGGGTAGTGAAGCCTGAATACACAAAAACTTGGGAACCTTGAGAATAAAAA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AATATTTTTTCTTTTATAATTCAGCCAAAGATTAGAGAAAACATTACTATATGTT</text:p>
      <text:p text:style-name="Preformatted_20_Text">Masked <text:s text:c="9"/>AACAAAATATTTTTTCTTTTATAATTCAGCCAAAGATTAGAGAAAACATTACTAT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CATGCTCTCAGAGATCATAAATTGAATGAATGCTCATTCACTGTCATTTGTCCTT</text:p>
      <text:p text:style-name="Preformatted_20_Text">Masked <text:s text:c="9"/>ATAGACATGCTCTCAGAGATCATAAATTGAATGAATGCTCATTCACTGTCATTTGT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TGCAGTGTATCCCAAACAAATGCTGTTAAAAATTCTGTTAGGTCTCTGATAATAA</text:p>
      <text:p text:style-name="Preformatted_20_Text">Masked <text:s text:c="9"/>CACAGTGCAGTGTATCCCAAACAAATGCTGTTAAAAATTCTGTTAGGTCTCTG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CAAGGATTTTGCTGATAACTTTTCCTGTGAAGGCTGGATAGACCACATACACTT</text:p>
      <text:p text:style-name="Preformatted_20_Text">Masked <text:s text:c="9"/>GGAAAACAAGGATTTTGCTGATAACTTTTCCTGTGAAGGCTGGATAGACCACATA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AAGGAAGTGCACAGTGAAGGACAAAGAACGTTTTTGACTCTCTCCAGTACAGTA</text:p>
      <text:p text:style-name="Preformatted_20_Text">Masked <text:s text:c="9"/>TCAAAAAAGGAAGTGCACAGTGAAGGACAAAGAACGTTTTTGACTCTCTCCAGTA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CTCTTTAGCAGAACTGTAATGACAGAGAGACTGAAACCATGGTAAGCTCTATTCGT</text:p>
      <text:p text:style-name="Preformatted_20_Text">Masked <text:s text:c="9"/>CATACTCTTTAGCAGAACTGTAATGACAGAGAGACTGAAACCATGGTAAGCTCTAT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TTTATTATATCAATGCATAATATTTAGTATTAAAACTATATGGGATGCGACTGT</text:p>
      <text:p text:style-name="Preformatted_20_Text">Masked <text:s text:c="9"/>TTTCTTTTTATTATATCAATGCATAATATTTAGTATTAAAACTATATGGGATGCG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TTAAACATATTTATAATAATTTTCAAGTGAGTTTCTTGCAGCTCACTTCCTGCT</text:p>
      <text:p text:style-name="Preformatted_20_Text">Masked <text:s text:c="9"/>AAAACTTTAAACATATTTATAATAATTTTCAAGTGAGTTTCTTGCAGCTCACTTC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GGGAATGAAGAAACTTTAGTTTTTTCTGTTTCTTCATCATATGAATCAGTTTGTG</text:p>
      <text:p text:style-name="Preformatted_20_Text">Masked <text:s text:c="9"/>TTTGAGGGAATGAAGAAACTTTAGTTTTTTCTGTTTCTTCATCATATGAATCAGT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TACAGATTCTGAAATTCAAAAGTAAGAAAGAGACAATGGTTTCTTTCAAGACT</text:p>
      <text:p text:style-name="Preformatted_20_Text">Masked <text:s text:c="9"/>TGTGTCTTACAGATTCTGAAATTCAAAAGTAAGAAAGAGACAATGGTTTCTTTCA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AAATTAAGTTTGTAGATCTAGAGGAATTCTGCAGACAGGTGTCAATATGATAC</text:p>
      <text:p text:style-name="Preformatted_20_Text">Masked <text:s text:c="9"/>AAGCTGAAAATTAAGTTTGTAGATCTAGAGGAATTCTGCAGACAGGTGTCAATATG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CAGAAATGAGAGTAAAGTTCTTTAACAATATTCCCAGAAAGACATTATACTTTCC</text:p>
      <text:p text:style-name="Preformatted_20_Text">Masked <text:s text:c="9"/>CAAGCCAGAAATGAGAGTAAAGTTCTTTAACAATATTCCCAGAAAGACATTATAC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AGAAGAACTTTGAAGCTAAAAACAAAAAAGATTTATGCTTCTAGATGTAAATTT</text:p>
      <text:p text:style-name="Preformatted_20_Text">Masked <text:s text:c="9"/>TCATTTAGAAGAACTTTGAAGCTAAAAACAAAAAAGATTTATGCTTCTAGATGTAAA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CAGTACAGACATTTTTTTTAACTAATATCTGTTCTTTTTTTCATAAAAAGATTATTTAA</text:p>
      <text:p text:style-name="Preformatted_20_Text">Masked <text:s text:c="9"/>GCAGTACAGACATTTTTTTTAACTAATATCTGTTCTTTTTTTCATAAAAAGAT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AAAACCTACATACTTGCAGATGTTTTTCTAAGTATTTATTAGTAAATTGAATCA</text:p>
      <text:p text:style-name="Preformatted_20_Text">Masked <text:s text:c="9"/>AATTCAAAAACCTACATACTTGCAGATGTTTTTCTAAGTATTTATTAGTAAAT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TCAAGTCAAACGTTTTTAAAGATGTTAAAAGCTGTGTAGTCTGAATAGCTTTTT</text:p>
      <text:p text:style-name="Preformatted_20_Text">Masked <text:s text:c="9"/>ACAATTTCAAGTCAAACGTTTTTAAAGATGTTAAAAGCTGTGTAGTCTGAATAG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CACTTTTTCCTCAGGAAATATTTTAGAACTCTTGGAGTATCTTGTATACTTTTGCA</text:p>
      <text:p text:style-name="Preformatted_20_Text">Masked <text:s text:c="9"/>ACACCACTTTTTCCTCAGGAAATATTTTAGAACTCTTGGAGTATCTTGTATACTT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AAATATGCTCAAACAAAGCTATCTCTAAATAGCTTTTCTTTAAGAGGAAAAAGGT</text:p>
      <text:p text:style-name="Preformatted_20_Text">Masked <text:s text:c="9"/>GTGGTAAATATGCTCAAACAAAGCTATCTCTAAATAGCTTTTCTTTAAGAGGAAA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ATGAAACCTAGAGAGGAACCCAAGACATAGAATTCAGTAATTCATAGGCAAAAAG</text:p>
      <text:p text:style-name="Preformatted_20_Text">Masked <text:s text:c="9"/>AGTTTATGAAACCTAGAGAGGAACCCAAGACATAGAATTCAGTAATTCATAGGC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AGTGTCCATCACAAGTAGGACAAGAAAAATGACAGTGTGAAATAGGATTGAATGCA</text:p>
      <text:p text:style-name="Preformatted_20_Text">Masked <text:s text:c="9"/>GTCTAGTGTCCATCACAAGTAGGACAAGAAAAATGACAGTGTGAAATAGGATTG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CAGTTTACATTTAACAGTGTTTCGCAAAGTTTGGAGGTTTTGGGCAGAGGTTAGT</text:p>
      <text:p text:style-name="Preformatted_20_Text">Masked <text:s text:c="9"/>GAACACAGTTTACATTTAACAGTGTTTCGCAAAGTTTGGAGGTTTTGGGCAGAG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TTACACAAAGATTGAGTTCTTCCTGAATCTGAAGAAATGGCCTCAAAAGTGTTT</text:p>
      <text:p text:style-name="Preformatted_20_Text">Masked <text:s text:c="9"/>TCTGTTTTACACAAAGATTGAGTTCTTCCTGAATCTGAAGAAATGGCCTCAAAA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ACATTTTGGATATTTAAAATATAAAATATACATCTCTTATTTATTTCTGTTGTAA</text:p>
      <text:p text:style-name="Preformatted_20_Text">Masked <text:s text:c="9"/>CAGTAACATTTTGGATATTTAAAATATAAAATATACATCTCTTATTTATTTCTG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CCAGTGTGTAGGAACAAGTGAGAAAACAAAACAAAACAAAACAAAACAAGAACA</text:p>
      <text:p text:style-name="Preformatted_20_Text">Masked <text:s text:c="9"/>TGAATTCCAGTGTGTAGGAACAAGTGAGNNNNNNNNNNNNNNNNNNNNNNNNNNNNNNNN</text:p>
      <text:p text:style-name="Preformatted_20_Text"><text:s text:c="16"/>**************************** <text:s text:c="31"/></text:p>
      <text:p text:style-name="Preformatted_20_Text"/>
      <text:p text:style-name="Preformatted_20_Text">Unmasked <text:s text:c="7"/>AACAATCGAAAAAACCATTGTGCTTGTACGTGCAAAAAGTCAACTCAAGTTACTTGATTT</text:p>
      <text:p text:style-name="Preformatted_20_Text">Masked <text:s text:c="9"/>NNCAATCGAAAAAACCATTGTGCTTGTACGTGCAAAAAGTCAACTCAAGTTACTTGATTT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GCTCACATATACGTGAACGGGAAAAGCACAACAGTTCTAACAAATTAGCATTTTATTGTG</text:p>
      <text:p text:style-name="Preformatted_20_Text">Masked <text:s text:c="9"/>GCTCACATATACGTGAACGGGAAAAGCACAACAGTTCTAACAAATTAGCATTTTA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CATGCTGAGTTCCTGTTGTTGCAGAGATTCTTTAACTCAAGCTTCCCATTCAGC</text:p>
      <text:p text:style-name="Preformatted_20_Text">Masked <text:s text:c="9"/>CTTTTGCATGCTGAGTTCCTGTTGTTGCAGAGATTCTTTAACTCAAGCTTCCCAT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CATATACACATGGAGGCTCTTTATCTGCAAAACTCTACATTACATTTTGCAAGGC</text:p>
      <text:p text:style-name="Preformatted_20_Text"><text:soft-page-break/>Masked <text:s text:c="9"/>ATTCTCATATACACATGGAGGCTCTTTATCTGCAAAACTCTACATTACATTTTGC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TAATACAGTTATTCTATTGGCACGACTCAAATGTATAGCTCTCTTTATAAAAAA</text:p>
      <text:p text:style-name="Preformatted_20_Text">Masked <text:s text:c="9"/>AAATTATAATACAGTTATTCTATTGGCACGACTCAAATGTATAGCTCTCTTTAT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TTTAGAAGGAGCATGTAAATATGCAAATACATTGAACACAAGGTTTCTGCTGTTG</text:p>
      <text:p text:style-name="Preformatted_20_Text">Masked <text:s text:c="9"/>GTTTGTTTAGAAGGAGCATGTAAATATGCAAATACATTGAACACAAGGTTTCTG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TTGCAGTTTGAAAATAAGCAACAATAACAGTTCTACCTTTTCTTCAAATTCTTTTT</text:p>
      <text:p text:style-name="Preformatted_20_Text">Masked <text:s text:c="9"/>CCAATTGCAGTTTGAAAATAAGCAACAATAACAGTTCTACCTTTTCTTCAAATT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TCAGATAGGTTTATCTGAATTGAAATATGACTGACAGTTCAAAGAAACACAAACT</text:p>
      <text:p text:style-name="Preformatted_20_Text">Masked <text:s text:c="9"/>AAGTTTCAGATAGGTTTATCTGAATTGAAATATGACTGACAGTTCAAAGAAACAC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TCATACTCTTATTAGATTTCTCCAGCAGTATTATATACTCTATAGAAAAAGGAG</text:p>
      <text:p text:style-name="Preformatted_20_Text">Masked <text:s text:c="9"/>ATGTATTCATACTCTTATTAGATTTCTCCAGCAGTATTATATACTCTATAGAAAA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TTATCTCTGCATCACAGGCAACCCAGAAGCATCGCTAAGGAAGCAAATCACAATA</text:p>
      <text:p text:style-name="Preformatted_20_Text">Masked <text:s text:c="9"/>TGCTTTTATCTCTGCATCACAGGCAACCCAGAAGCATCGCTAAGGAAGCAAATCA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TGCTGCAGGGGCGGACATTTGTATTATAGCGATATAGGTTAGGTGGAAAGAAAAA</text:p>
      <text:p text:style-name="Preformatted_20_Text">Masked <text:s text:c="9"/>TTTGATGCTGCAGGGGCGGACATTTGTATTATAGCGATATAGGTTAGGTGGAAA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TAGTTTAAATAAAAAAAGTGGAGAGCAAAATAATTGAAAAGGTTAGAGTGAGGGA</text:p>
      <text:p text:style-name="Preformatted_20_Text">Masked <text:s text:c="9"/>AGAAGTAGTTTAAATAAAAAAAGTGGAGAGCAAAATAATTGAAAAGGTTAGAGTG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AGGGAAAGTGCATTTTCTGACAGTTTTACACAAGGCAGAGATCGAACTGGTTGAG</text:p>
      <text:p text:style-name="Preformatted_20_Text">Masked <text:s text:c="9"/>TAATGAGGGAAAGTGCATTTTCTGACAGTTTTACACAAGGCAGAGATCGAACTGGT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AAATTTATCCCAACAAAAATGTCAATTAACTGAGACTGGCATAATCTGGCTGAGG</text:p>
      <text:p text:style-name="Preformatted_20_Text">Masked <text:s text:c="9"/>ATAACAAATTTATCCCAACAAAAATGTCAATTAACTGAGACTGGCATAATCTGGC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TCTGCTTTAAATGCAGAAGGGAAGATGTGGAAGGAGCAGATCTAGGTCGCATAGA</text:p>
      <text:p text:style-name="Preformatted_20_Text">Masked <text:s text:c="9"/>CCAACTCTGCTTTAAATGCAGAAGGGAAGATGTGGAAGGAGCAGATCTAGGTCGC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CAAGATCAAATGAGGGCCAAAATGAGTTCAGTATTTTATTTCTGTCTCTCATAACA</text:p>
      <text:p text:style-name="Preformatted_20_Text">Masked <text:s text:c="9"/>ATCCCAAGATCAAATGAGGGCCAAAATGAGTTCAGTATTTTATTTCTGTCTCTCA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CAAGTCCAATCCAAAAAATACAGACATAATAAAGTATGAAAAAAATACTAAAACTA</text:p>
      <text:p text:style-name="Preformatted_20_Text">Masked <text:s text:c="9"/>GAGCCAAGTCCAATCCAAAAAATACAGACATAATAAAGTATGAAAAAAATACTAA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ACAGCTGCTGGTAGTTGTTGCCTTGTGTGAAATAGGAGCTGATGAATGCAAAGGA</text:p>
      <text:p text:style-name="Preformatted_20_Text">Masked <text:s text:c="9"/>CACCAACAGCTGCTGGTAGTTGTTGCCTTGTGTGAAATAGGAGCTGATGAATGCAAAG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GATTGCATTTTCCTTTGACTTCAGGCCAAGACTAGCTGTGTTGATTTCTAAGCTGGA</text:p>
      <text:p text:style-name="Preformatted_20_Text">Masked <text:s text:c="9"/>AAAGATTGCATTTTCCTTTGACTTCAGGCCAAGACTAGCTGTGTTGATTTCTAAGC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ACAGTCAACACAAGCTTGCCTTCCTGTAGTGCTACTGGTAATTTGTAGGTTAAG</text:p>
      <text:p text:style-name="Preformatted_20_Text">Masked <text:s text:c="9"/>AAAATAACAGTCAACACAAGCTTGCCTTCCTGTAGTGCTACTGGTAATTTGTAGG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AAAGAACTTTTGAGATATGAGATAAATCCATGAATGCAGATATGACTAAGGATAT</text:p>
      <text:p text:style-name="Preformatted_20_Text">Masked <text:s text:c="9"/>AAGTAAAAGAACTTTTGAGATATGAGATAAATCCATGAATGCAGATATGACTAAG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CAACCGATTTGGATTTATTGATTGTTAAAATAGAATTTCTGTTAAAAATAGTCCAA</text:p>
      <text:p text:style-name="Preformatted_20_Text">Masked <text:s text:c="9"/>GGGTCAACCGATTTGGATTTATTGATTGTTAAAATAGAATTTCTGTTAAAAATA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TGGAAGACTGCTGGCATCTTCTTAGTCATAACATCCAGGCAGAGCTAGGACTTCA</text:p>
      <text:p text:style-name="Preformatted_20_Text">Masked <text:s text:c="9"/>AAAAGTGGAAGACTGCTGGCATCTTCTTAGTCATAACATCCAGGCAGAGCTAGGA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AAGAGTGAGTTGCTGTGTAGCAGGGAGGGCCTGCTGAAGTTCATTGTACTGAAATC</text:p>
      <text:p text:style-name="Preformatted_20_Text">Masked <text:s text:c="9"/>GTTAAAGAGTGAGTTGCTGTGTAGCAGGGAGGGCCTGCTGAAGTTCATTGTACTG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TTCCTTTTAGAATTTCAGAAAAAGATCCAAAATACAAATACAAACATCGGCTTAC</text:p>
      <text:p text:style-name="Preformatted_20_Text">Masked <text:s text:c="9"/>TCTGATTCCTTTTAGAATTTCAGAAAAAGATCCAAAATACAAATACAAACATCGGC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CCGGGTACCTCAATTTGGAAGGCATTCACATTGCCTCAGGAACACTACTAACTTC</text:p>
      <text:p text:style-name="Preformatted_20_Text">Masked <text:s text:c="9"/>ATGTTCCGGGTACCTCAATTTGGAAGGCATTCACATTGCCTCAGGAACACTACTA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AATTCCTAATAGATTCTGTCATTCAGCTCATATGAGCTTTGATAAAAAAAAATC</text:p>
      <text:p text:style-name="Preformatted_20_Text">Masked <text:s text:c="9"/>TCATTTAATTCCTAATAGATTCTGTCATTCAGCTCATATGAGCTTTGATAAAAA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ACAGTTAATTTCTGGAAAACAGCTGTACTACAATTTACCTTGAAATAACTCTTTT</text:p>
      <text:p text:style-name="Preformatted_20_Text">Masked <text:s text:c="9"/>TCCATACAGTTAATTTCTGGAAAACAGCTGTACTACAATTTACCTTGAAATAAC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TCTGTGTCATATTTCTATTGCATTTACTTTGGAAAGAATTTCATCTGTTTTCAGA</text:p>
      <text:p text:style-name="Preformatted_20_Text">Masked <text:s text:c="9"/>GTGGTTCTGTGTCATATTTCTATTGCATTTACTTTGGAAAGAATTTCATCTGTTT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TTAAAATATTTTAACCCTTTGAGACTAAATTTCTGTCACACAAAACAAATGGCCAG</text:p>
      <text:p text:style-name="Preformatted_20_Text">Masked <text:s text:c="9"/>GTAGTTAAAATATTTTAACCCTTTGAGACTAAATTTCTGTCACACAAAACAAATGG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CGATGTCAGGAAAAACAAACAAGCAAACAAACAAACAAACAAAACTTCCCATTTAT</text:p>
      <text:p text:style-name="Preformatted_20_Text">Masked <text:s text:c="9"/>TTAGCGATGTCAGGAANNNNNNNNNNNNNNNNNNNNNNNNNNNNNNNACTTCCCATTTAT</text:p>
      <text:p text:style-name="Preformatted_20_Text"><text:s text:c="16"/>**************** <text:s text:c="30"/>*************</text:p>
      <text:p text:style-name="Preformatted_20_Text"/>
      <text:p text:style-name="Preformatted_20_Text">Unmasked <text:s text:c="7"/>AAGTGGTTACACTAGACATTATTCAGCAATTCAGGGTCCTAGCACTGAAATCCAGCACTC</text:p>
      <text:p text:style-name="Preformatted_20_Text">Masked <text:s text:c="9"/>AAGTGGTTACACTAGACATTATTCAGCAATTCAGGGTCCTAGCACTGAAATCCAG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CACTCCTAAGAACTGTATGCTGGAAGTTTATGTGGAGCACACCATTATCACATAC</text:p>
      <text:p text:style-name="Preformatted_20_Text">Masked <text:s text:c="9"/>CTAAGCACTCCTAAGAACTGTATGCTGGAAGTTTATGTGGAGCACACCATTATCACATA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ACTCACTGGAAGTAATGACCTGGAAAAATAGAAAGGGACAAATGGTAGATGAATTGTC</text:p>
      <text:p text:style-name="Preformatted_20_Text">Masked <text:s text:c="9"/>CAACTCACTGGAAGTAATGACCTGGAAAAATAGAAAGGGACAAATGGTAGATGAA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CAACTCCAGCAATAAAAAAGAAGTCACTATTCCTCCCTGGGGTTCTGTATCTTAGC</text:p>
      <text:p text:style-name="Preformatted_20_Text">Masked <text:s text:c="9"/>TGGGCAACTCCAGCAATAAAAAAGAAGTCACTATTCCTCCCTGGGGTTCTGTATC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AGAAAAAACATTGATGAGGAGTAATATATTGAGATATATATATCATGTGAGGCAG</text:p>
      <text:p text:style-name="Preformatted_20_Text">Masked <text:s text:c="9"/>TATGGAGAAAAAACATTGATGAGGAGTAATATATTGAGATATATATATCATGT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CAGAAATAGGTTTTGAGAAAGAGAAGAAAACAGTCCAAGTCCCTCTGAAAGCAAT</text:p>
      <text:p text:style-name="Preformatted_20_Text">Masked <text:s text:c="9"/>CACAGCAGAAATAGGTTTTGAGAAAGAGAAGAAAACAGTCCAAGTCCCTCTGAAA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AACAAAGTAAATTCAATTCAAGGTACCTGCATAAGAAATCCATTTTAGGAATAA</text:p>
      <text:p text:style-name="Preformatted_20_Text">Masked <text:s text:c="9"/>TTCTAAAACAAAGTAAATTCAATTCAAGGTACCTGCATAAGAAATCCATTTTAGG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CAAGATGAACATTATCAGATCCCAATGGATGTGATCAACAAAACTCCTATGTCTC</text:p>
      <text:p text:style-name="Preformatted_20_Text">Masked <text:s text:c="9"/>AACAGCAAGATGAACATTATCAGATCCCAATGGATGTGATCAACAAAACTCCTATG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AGTAGCAAAAAGGAAACACAAGCTTTCTTAAATTTGGGGGCTTTAGAGAATGAGC</text:p>
      <text:p text:style-name="Preformatted_20_Text">Masked <text:s text:c="9"/>CACCAAGTAGCAAAAAGGAAACACAAGCTTTCTTAAATTTGGGGGCTTTAGAGAA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TATTTACAGTCTGATTGTAAATCCTTTAAATCAAGTGACCCAGATGAAGAACAAT</text:p>
      <text:p text:style-name="Preformatted_20_Text">Masked <text:s text:c="9"/>ATTCTTATTTACAGTCTGATTGTAAATCCTTTAAATCAAGTGACCCAGATGAAGA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ATGGATTTCTGAGCAACAACAGATCTATGAATAAGTTAAACAGGAGATAGTTCAT</text:p>
      <text:p text:style-name="Preformatted_20_Text">Masked <text:s text:c="9"/>TTCACATGGATTTCTGAGCAACAACAGATCTATGAATAAGTTAAACAGGAGATAG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GTCCTTGGGCCACTCGAGGCATGACAAGATGTAAAAAACACGCTCTGTGCTGCA</text:p>
      <text:p text:style-name="Preformatted_20_Text">Masked <text:s text:c="9"/>GCATTAGTCCTTGGGCCACTCGAGGCATGACAAGATGTAAAAAACACGCTCTGTG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GGGAGAATGGCCCCACCTAGAGCCTGTGGCAGAGAGCCCCAGGGGAGACTCGATGT</text:p>
      <text:p text:style-name="Preformatted_20_Text">Masked <text:s text:c="9"/>GCCAGGGAGAATGGCCCCACCTAGAGCCTGTGGCAGAGAGCCCCAGGGGAGACTC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TCTAGAGTTTTGGAGTTAGGGAAACAGAGAATCTGAGGCCCTCTATACTCCAACT</text:p>
      <text:p text:style-name="Preformatted_20_Text">Masked <text:s text:c="9"/>CAACTTCTAGAGTTTTGGAGTTAGGGAAACAGAGAATCTGAGGCCCTCTATACTC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GAAATATTGGCAGCAATTGAAGGAGTTTGAGCTGCTTTGGAAGTGGATGGTACT</text:p>
      <text:p text:style-name="Preformatted_20_Text">Masked <text:s text:c="9"/>GAAAAAGAAATATTGGCAGCAATTGAAGGAGTTTGAGCTGCTTTGGAAGTGGATG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CAGCTCCTCTTGACACCTTGACTGCCCATGCTGCACTGGACATTCAAAGTGAGG</text:p>
      <text:p text:style-name="Preformatted_20_Text">Masked <text:s text:c="9"/>GAAACACAGCTCCTCTTGACACCTTGACTGCCCATGCTGCACTGGACATTCAAAG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TCTCTACATACCATGTAAATGATGATTAGAGACCTCCGTCTCTAATTCTTTCATTA</text:p>
      <text:p text:style-name="Preformatted_20_Text">Masked <text:s text:c="9"/>GTCCTCTCTACATACCATGTAAATGATGATTAGAGACCTCCGTCTCTAATTCTTTCAT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CTAACACTAGATTACCACTGACATGAATATGGCATGAGCTTTCTGTCAAATTTCTTTT</text:p>
      <text:p text:style-name="Preformatted_20_Text">Masked <text:s text:c="9"/>CTCTAACACTAGATTACCACTGACATGAATATGGCATGAGCTTTCTGTCAAATT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AGCCTACAAGAGCAACTGTGATGGATCATCTTTATGTAGCAGCCCTCAAGAATAAA</text:p>
      <text:p text:style-name="Preformatted_20_Text">Masked <text:s text:c="9"/>GGTCAGCCTACAAGAGCAACTGTGATGGATCATCTTTATGTAGCAGCCCTCAAG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AAAATATGGAAGTACCTTAGCCTAACACTAGTGCTTTTCTCCTTCCTGCTACTCT</text:p>
      <text:p text:style-name="Preformatted_20_Text">Masked <text:s text:c="9"/>CAGTAAAAATATGGAAGTACCTTAGCCTAACACTAGTGCTTTTCTCCTTCCTGCTA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CCACTACAGTCGGTAGTTAATCTACCCTCCACAGTAAGTATATCAGGTGCAATCA</text:p>
      <text:p text:style-name="Preformatted_20_Text">Masked <text:s text:c="9"/>TCTCCCCACTACAGTCGGTAGTTAATCTACCCTCCACAGTAAGTATATCAGGTGC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CTTCATAACAGCCCAACCTTTAATGGATGCCAAAATGACTTACCTTTTGATCTAG</text:p>
      <text:p text:style-name="Preformatted_20_Text">Masked <text:s text:c="9"/>ATGAGCTTCATAACAGCCCAACCTTTAATGGATGCCAAAATGACTTACCTTTTGAT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AGCTCGACAAAAAAGCTGGCAATGTAAACAATGGAAAAATGGAAAATATTATTATG</text:p>
      <text:p text:style-name="Preformatted_20_Text">Masked <text:s text:c="9"/>CCACAGCTCGACAAAAAAGCTGGCAATGTAAACAATGGAAAAATGGAAAATATTA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GCAATCTATCTGTTGTGCAGCAATGTGTCTGCTGTGCAGCAGCATACCTGGCATC</text:p>
      <text:p text:style-name="Preformatted_20_Text">Masked <text:s text:c="9"/>TGCCTGCAATCTATCTGTTGTGCAGCAATGTGTCTGCTGTGCAGCAGCATACCTGG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AAGCAAGGCTTGCAGCTGACACAACTCAGCATCAAGAAGCCTCTTCCCTCCTCTT</text:p>
      <text:p text:style-name="Preformatted_20_Text">Masked <text:s text:c="9"/>CTAGAAAGCAAGGCTTGCAGCTGACACAACTCAGCATCAAGAAGCCTCTTCCCTC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ACTTTGTTTGCCCTATCACTAGCACTTCAGTACTTGGAGCAGAAGGTCTCCTACTT</text:p>
      <text:p text:style-name="Preformatted_20_Text">Masked <text:s text:c="9"/>CCCCACTTTGTTTGCCCTATCACTAGCACTTCAGTACTTGGAGCAGAAGGTCTCCT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GGATGGTAGCCCCTGTGAGGAGACAGCAAAACTAAAATAGACTCTGACAAATTAG</text:p>
      <text:p text:style-name="Preformatted_20_Text">Masked <text:s text:c="9"/>ATCATGGATGGTAGCCCCTGTGAGGAGACAGCAAAACTAAAATAGACTCTGACAA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CACTTCTCATTTCCTCATTCTTGAGGAAATGGCCGCAAGTTGTGCCAGAGGAGCA</text:p>
      <text:p text:style-name="Preformatted_20_Text">Masked <text:s text:c="9"/>GTTTCCACTTCTCATTTCCTCATTCTT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TTAGATTACACATAAGGAAGAGCTTTTTCTCTCAGAGAGAGATCAGGCACTGGAAT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CAGGGAGGTGGTGGAGTTGCCATCTCTGGTAGTGTTCAAGAGGCTGGATGAGG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GAGACAGGGTTTAGTGCTTGTGATAGCAATGGTAACGGGTGAACGGCTGGACTC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CTTGTAGGTCTTTCCAACCTTGTGATTCTATGATTCTGTGATTTGCACATATCCTGT</text:p>
      <text:p text:style-name="Preformatted_20_Text"><text:soft-page-break/>Masked <text:s text:c="9"/>NNNNNNNNNNNNNNNNNNNNNNNNNNNNNNNNNNNNNNNNGTGATTTGCACATATCCTGT</text:p>
      <text:p text:style-name="Preformatted_20_Text"><text:s text:c="56"/>********************</text:p>
      <text:p text:style-name="Preformatted_20_Text"/>
      <text:p text:style-name="Preformatted_20_Text">Unmasked <text:s text:c="7"/>AGCCAGCAGATTCAAGAGCATGCAAATAATAGACACAGTAAGCTACTAAATTAATAAGAT</text:p>
      <text:p text:style-name="Preformatted_20_Text">Masked <text:s text:c="9"/>AGCCAGCAGATTCAAGAGCATGCAAATAATAGACACAGTAAGCTACTAAATTAAT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GGAAATAGAAATGGAAATGAGAAGCATGGAAAACAAGCTGCAAAAAAACGGAAAA</text:p>
      <text:p text:style-name="Preformatted_20_Text">Masked <text:s text:c="9"/>TNNNNNNNNNNNNNNNNNNNNNNNNNNNNNNNNNNNNACAAGCTGCAAAAAAACGGAAAA</text:p>
      <text:p text:style-name="Preformatted_20_Text"><text:s text:c="16"/>* <text:s text:c="35"/>***********************</text:p>
      <text:p text:style-name="Preformatted_20_Text"/>
      <text:p text:style-name="Preformatted_20_Text">Unmasked <text:s text:c="7"/>TCCAATCAGACTTTTTCTACTGAGAGAAATCAAATACTGGGACAGATCTACATGACAGCA</text:p>
      <text:p text:style-name="Preformatted_20_Text">Masked <text:s text:c="9"/>TCCAATCAGACTTTTTCTACTGAGAGAAATCAAATACTGGGACAGATCTACATGA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TCCATCTTTGCAGGTAGTCAAAATGCAGTGAAGGAATACTTTGAGCAATTTGGTA</text:p>
      <text:p text:style-name="Preformatted_20_Text">Masked <text:s text:c="9"/>GCATATCCATCTTTGCAGGTAGTCAAAATGCAGTGAAGGAATACTTTGAGCAATT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TGTCCCTGTTCTGAGCAGAAAGTTGGACAAGATGACCTCCTCTACTTAAACTAAT</text:p>
      <text:p text:style-name="Preformatted_20_Text">Masked <text:s text:c="9"/>AGCACTGTCCCTGTTCTGAGCAGAAAGTTGGACAAGATGACCTCCTCTACTTAAA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AGCTATGATTTGCAATGAAAGCGGTCTCTCCATTAGAGGTCACTGTTGTGCAAGC</text:p>
      <text:p text:style-name="Preformatted_20_Text">Masked <text:s text:c="9"/>TCTGAAGCTATGATTTGCAATGAAAGCGGTCTCTCCATTAGAGGTCACTGTTGTGC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GGCACGACACCACAGGAAAAAAAATAAGAAAAATAACTGCAGAGAGAAAGTGATGT</text:p>
      <text:p text:style-name="Preformatted_20_Text">Masked <text:s text:c="9"/>ACCCGGCACGACACCACAGGAAAAAAAATAAGAAAAATAACTGCAGAGAGAAAG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GTAGTGTTTCCTTCCATCTGACAGCTGAAAAGTGACATATGTCTTGCCACAGGAC</text:p>
      <text:p text:style-name="Preformatted_20_Text">Masked <text:s text:c="9"/>GTGAAGTAGTGTTTCCTTCCATCTGACAGCTGAAAAGTGACATATGTCTTGCCACA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GTACAGTGGAAGAGGGGAAACACAACCCAATCACATCTCCCAGGTTTCCTAGCATG</text:p>
      <text:p text:style-name="Preformatted_20_Text">Masked <text:s text:c="9"/>AGGTGTACAGTGGAAGAGGGGAAACACAACCCAATCACATCTCCCAGGTTTCCTA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CTACGATTTAAAATTGACAGTGCAAGGATAGCAGAAAGGAGAGTCTCGGGGACA</text:p>
      <text:p text:style-name="Preformatted_20_Text">Masked <text:s text:c="9"/>TGCCAGCTACGATTTAAAATTGACAGTGCAAGGATAGCAGAAAGGAGAGTCTCGGG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TACAAACAAACAAAAACAAAAAACAAACAAAAAAAAAAAAAGAAGAGTAGAACAAGA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AATTATTTTTTTTTTTTTTTTTTTGTAAGGGGGAAGGGAGTTAACTGGGGGGTTTAT</text:p>
      <text:p text:style-name="Preformatted_20_Text">Masked <text:s text:c="9"/>NNNNNNNNNNNNNNNNNNNNNNNNNNNGTAAGGGGGAAGGGAGTTAACTGGGGGGTTTAT</text:p>
      <text:p text:style-name="Preformatted_20_Text"><text:s text:c="43"/>*********************************</text:p>
      <text:p text:style-name="Preformatted_20_Text"/>
      <text:p text:style-name="Preformatted_20_Text">Unmasked <text:s text:c="7"/>ATCACAGATAGACAATCACTTTGAAGCCAGCCAACTTTGAAACCAACCTGCTAGCATCTA</text:p>
      <text:p text:style-name="Preformatted_20_Text">Masked <text:s text:c="9"/>ATCACAGATAGACAATCACTTTGAAGCCAGCCAACTTTGAAACCAACCTGCTAGC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ATCAAAGTTCATTGGTAATCATAAAAAGCTTTTTGAAAGCCTGAAGGACTTGGCC</text:p>
      <text:p text:style-name="Preformatted_20_Text">Masked <text:s text:c="9"/>CAAGGATCAAAGTTCATTGGTAATCATAAAAAGCTTTTTGAAAGCCTGAAGGACTTG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GAAAGAATGTTAGTATTATGTAAATCTTAGGCAGAAGTTCATACACAGATTTTTTTA</text:p>
      <text:p text:style-name="Preformatted_20_Text">Masked <text:s text:c="9"/>ATAGAAAGAATGTTAGTATTATGTAAATCTTAGGCAGAAGTTCATACACAGATT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TTTGGATTAAATTGGGTTTTCATTTTTAATTATGATTGCCTTTGATTTGAATTC</text:p>
      <text:p text:style-name="Preformatted_20_Text">Masked <text:s text:c="9"/>AAATCATTTGGATTAAATTGGGTTTTCATTTTTAATTATGATTGCCTTTGATTTG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GAAACACTCCTGAAGTTAGTTTATGTTTTGAAATGTTTGATTATGGGATTGCAAT</text:p>
      <text:p text:style-name="Preformatted_20_Text">Masked <text:s text:c="9"/>CTGTGGAAACACTCCTGAAGTTAGTTTATGTTTTGAAATGTTTGATTATGGGATT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CTATGTCATATAGATGTTGATGTCAAGAACTATACTAGACTAAGAAATCATACAA</text:p>
      <text:p text:style-name="Preformatted_20_Text">Masked <text:s text:c="9"/>TTAGGCTATGTCATATAGATGTTGATGTCAAGAACTATACTAGACTAAGAAATC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CTGTTTTTATTTTTAATTTAACTTCAACATTCTGAATTTAACATTTTTCCAGATGC</text:p>
      <text:p text:style-name="Preformatted_20_Text">Masked <text:s text:c="9"/>ATGACTGTNNNNNNNNNNNNNNNNNNNNNNNNNNNNNNNNNNNNNNNNNNTTCCAGATGC</text:p>
      <text:p text:style-name="Preformatted_20_Text"><text:s text:c="16"/>******** <text:s text:c="41"/>**********</text:p>
      <text:p text:style-name="Preformatted_20_Text"/>
      <text:p text:style-name="Preformatted_20_Text">Unmasked <text:s text:c="7"/>CTAATTTCATTTCTGGCAATCTTATAAAGTGTGTTGGTCACACTACTTCACACTTACCAA</text:p>
      <text:p text:style-name="Preformatted_20_Text">Masked <text:s text:c="9"/>CTAATTTCATTTCTGGCAATCTTATAAAGTGTGTTGGTCACACTACTTCACACTT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AAAAGTGTTGAGGTTTGACTAGTATTTGAAAAGTATCAAAAACATAACAGGCT</text:p>
      <text:p text:style-name="Preformatted_20_Text">Masked <text:s text:c="9"/>AAAAAAAAAAAGTGTTGAGGTTTGACTAGTATTTGAAAAGTATCAAAAACATAACA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GCCAGACATTGTGATAGGGCATTGGCTTGATAGAAGAAAGGAGAACAAGGTTTCT</text:p>
      <text:p text:style-name="Preformatted_20_Text">Masked <text:s text:c="9"/>TATTTGCCAGACATTGTGATAGGGCATTGGCTTGATAGAAGAAAGGAGAACAAGG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ATATGTGCCATAGAAACTATATTCAGTATATATTTTACTTGTTCCTCTCTAACCAG</text:p>
      <text:p text:style-name="Preformatted_20_Text">Masked <text:s text:c="9"/>GCCCATATGTGCCATAGAAACTATATTCAGTATATATTTTACTTGTTCCTCTCTAA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TTGTCCTGAAGTTATGTTTTTGAAGAGTGTTTTCCAACCCTCCTTCTCCTCCATT</text:p>
      <text:p text:style-name="Preformatted_20_Text">Masked <text:s text:c="9"/>CACAATTGTCCTGAAGTTATGTTTTTGAAGAGTGTTTTCCAACCCTCCTTCTCCTC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CCAGCTTAAGGAAATTCCCATACAGTCACTCCTCTTATGCTGTTATTCTAATCC</text:p>
      <text:p text:style-name="Preformatted_20_Text">Masked <text:s text:c="9"/>GCAGCACCAGCTTAAGGAAATTCCCATACAGTCACTCCTCTTATGCTGTTATTCTA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CTTTGCATTGTTGGTATAAACATGCTGTTATAACCTCAAACAGTAAAATAATC</text:p>
      <text:p text:style-name="Preformatted_20_Text">Masked <text:s text:c="9"/>TGTGTCTCTTTGCATTGTTGGTATAAACATGCTGTTATAACCTCAAACAGTAAAA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CTGAAAAGCAGCTCTTTTCCCATGCCTCACTCTTTCTTTCTTCTTCTTTCCTTGAA</text:p>
      <text:p text:style-name="Preformatted_20_Text">Masked <text:s text:c="9"/>TAGACTGAAAAGCAGCTCTTTTCCCATGCCTCACTCTTTCTTTCTTCTTCTTTC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TCAATCTGCATCTTTTCAAAGATATATGATATAGAACAGTATTTAGCAGCAAACC</text:p>
      <text:p text:style-name="Preformatted_20_Text">Masked <text:s text:c="9"/>TATCTTCAATCTGCATCTTTTCAAAGATATATGATATAGAACAGTATTTAGCAGC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GAGATGTGGGTGAGGAACTGCTTTTTATATTGAAACTTCACCTTCAACTGTAACAA</text:p>
      <text:p text:style-name="Preformatted_20_Text">Masked <text:s text:c="9"/>TGAGGAGATGTGGGTGAGGAACTGCTTTTTATATTGAAACTTCACCTTCAACTGTAAC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AATTATGGAGATCAATATACAGCATCATAGCTTTTTAACAGTTTACAAGTGTAACTGT</text:p>
      <text:p text:style-name="Preformatted_20_Text">Masked <text:s text:c="9"/>AAAATTATGGAGATCAATATACAGCATCATAGCTTTTTAACAGTTTACAAGTGTA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ATCCCGTGCCACACATCAACAATAAGAAAGTGTTATTTCCTCAGAAGGAACTACT</text:p>
      <text:p text:style-name="Preformatted_20_Text">Masked <text:s text:c="9"/>GTGGTATCCCGTGCCACACATCAACAATAAGAAAGTGTTATTTCCTCAGAAGGAA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AGGTGACTGCAGAGCGTAACAGCACAAGCTGTTTTTCTATTGTGAATTTTCCACT</text:p>
      <text:p text:style-name="Preformatted_20_Text">Masked <text:s text:c="9"/>AGCCAAGGTGACTGCAGAGCGTAACAGCACAAGCTGTTTTTCTATTGTGAATTTT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TGTGAAACTGTTTACTTACAGGAGAATTTGCAGAAACTAAGTACAGCATGAGTGG</text:p>
      <text:p text:style-name="Preformatted_20_Text">Masked <text:s text:c="9"/>GATGTTGTGAAACTGTTTACTTACAGGAGAATTTGCAGAAACTAAGTACAGCATG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ATGATGACTTAGAAGTAGAATGCTGCAAGAAATCATGCAAGGCTACTTACTGA</text:p>
      <text:p text:style-name="Preformatted_20_Text">Masked <text:s text:c="9"/>CAAACAAATGATGACTTAGAAGTAGAATGCTGCAAGAAATCATGCAAGGCTACTT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AAAACTGTGTTTGCCCAGTGTCAGTAACCTCACACTTCTATCATACATGCTCCCT</text:p>
      <text:p text:style-name="Preformatted_20_Text">Masked <text:s text:c="9"/>CATCTAAAACTGTGTTTGCCCAGTGTCAGTAACCTCACACTTCTATCATACATGC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AAACCCAAACCTTGATTCTGGATTGTTGTCTTCCTACATCATAGATTACACAAAG</text:p>
      <text:p text:style-name="Preformatted_20_Text">Masked <text:s text:c="9"/>TCCATAAACCCAAACCTTGATTCTGGATTGTTGTCTTCCTACATCATAGATTAC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AGTCTTTGTCTACATTCTTATAAAACATCTTCAACTCTGCAAAAAAAGAATCTTA</text:p>
      <text:p text:style-name="Preformatted_20_Text">Masked <text:s text:c="9"/>ATCCTAGTCTTTGTCTACATTCTTATAAAACATCTTCAACTCTGCAAAAAAAGAAT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TGTCATGGATTGAATCTTTGCCATTGTGACAGGCCTAGCCCCCTTTATCCCACC</text:p>
      <text:p text:style-name="Preformatted_20_Text">Masked <text:s text:c="9"/>ACTGTATGTCATGGATTGAATCTTTGCCATTGTGACAGGCCTAGCCCCCTTTATCC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CCCTGTGGAAACCAGAACAGAAGTAAGGAGGAGGAATTGTTGCTCACAGAATCAC</text:p>
      <text:p text:style-name="Preformatted_20_Text">Masked <text:s text:c="9"/>CTTTCCCCTGTGGAAACCAGAACAGAAGTAAGGAGGAGGAATTGTTGCTCACAGAA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CACAGAATGGCCAGGGTTGCAAGGGACATCAAGGATCACAAATCTCCAACC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ACATGCAGGGCCATCAACCTCCTCATTTAATGCTAGACCAGGCTGCCCAGGG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AATCTGGCCTTGAACACTTCCAGGGATGAGGCATCCACAACCTCTCTGGGCTG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CCAGTACCTCACCACTCTCTCTGTAAAGAATTTCAAACTCAACTGTAGTTCTTCAGC</text:p>
      <text:p text:style-name="Preformatted_20_Text">Masked <text:s text:c="9"/>NNNNNNNNNNNNNNNNNNNNNNNNNNNNNNNNNNNNNAAACTCAACTGTAGTTCTTCAGC</text:p>
      <text:p text:style-name="Preformatted_20_Text"><text:s text:c="53"/>***********************</text:p>
      <text:p text:style-name="Preformatted_20_Text"/>
      <text:p text:style-name="Preformatted_20_Text">Unmasked <text:s text:c="7"/>AACAGTCCCAATTCCATCTTAATATCATAATATCTATGGAAAACCATGACACTGTATCCT</text:p>
      <text:p text:style-name="Preformatted_20_Text">Masked <text:s text:c="9"/>AACAGTCCCAATTCCATCTTAATATCATAATATCTATGGAAAACCATGACACTGTATC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TTCTGAGTCATATTTCACTGTGCTTCGACCTTGATCCTGCACTCTCAGCCATCACTCA</text:p>
      <text:p text:style-name="Preformatted_20_Text">Masked <text:s text:c="9"/>CTTTCTGAGTCATATTTCACTGTGCTTCGACCTTGATCCTGCACTCTCAGCCATCA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CTCTGCACTAACTGAGCTCAGGGAACAGGCTGAGAAATTGATATCCGAAAGTCCAA</text:p>
      <text:p text:style-name="Preformatted_20_Text">Masked <text:s text:c="9"/>GTCTCTCTGCACTAACTGAGCTCAGGGAACAGGCTGAGAAATTGATATCCGAAA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GTCCAGAAAGTTACAGCTAGTCAGCTAATGAGTAATAGCTACGTGTTTGAAGG</text:p>
      <text:p text:style-name="Preformatted_20_Text">Masked <text:s text:c="9"/>CTGCAGAGTCCAGAAAGTTACAGCTAGTCAGCTAATGAGTAATAGCTACGTGTTT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TTCAGCCATATAATAAGCTCACTAATAATTACTTGTAGGAGGCACATTATTCTGC</text:p>
      <text:p text:style-name="Preformatted_20_Text">Masked <text:s text:c="9"/>CTCTGTTCAGCCATATAATAAGCTCACTAATAATTACTTGTAGGAGGCACATTAT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AGATGTGGAAGAGGTAGCTTCTGAACAGAAACAACTACAGGCAAAGCAGGCAAAG</text:p>
      <text:p text:style-name="Preformatted_20_Text">Masked <text:s text:c="9"/>AGTTTAGATGTGGAAGAGGTAGCTTCTGAACAGAAACAACTACAGGCAAAGCAGG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TCACTTCTGTCTTATTTCAAAGTAGTTAATGTAGTGCTAATAGTATATGTCTGTT</text:p>
      <text:p text:style-name="Preformatted_20_Text">Masked <text:s text:c="9"/>CTGAGTCACTTCTGTCTTATTTCAAAGTAGTTAATGTAGTGCTAATAGTATATG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CAATTGCCTTGTGTGTATTCACATAGTTTATAAACTCAAGAGCAGAGAATCTATA</text:p>
      <text:p text:style-name="Preformatted_20_Text">Masked <text:s text:c="9"/>TTTACCAATTGCCTTGTGTGTATTCACATAGTTTATAAACTCAAGAGCAGAGAAT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ATTAAGTGCAACTGAAGGAGAAAATCTAGAGAATCACAAAATCATGGAATCATCA</text:p>
      <text:p text:style-name="Preformatted_20_Text">Masked <text:s text:c="9"/>AAGTCATTAAGTGCAACTGAAGGAGAAAATCTAGAGAATCACNNNNNNNNNNNNNNNNNN</text:p>
      <text:p text:style-name="Preformatted_20_Text"><text:s text:c="16"/>****************************************** <text:s text:c="17"/></text:p>
      <text:p text:style-name="Preformatted_20_Text"/>
      <text:p text:style-name="Preformatted_20_Text">Unmasked <text:s text:c="7"/>AACTTGGAAAAGACCTCCAAGATCATCTAGTCTAACCATTCATCTATCGTCAATA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CTAAAAGTACTTAGCACTTGAACTGACATTCACGAGTCAGCTGGAAATACCAATATC</text:p>
      <text:p text:style-name="Preformatted_20_Text">Masked <text:s text:c="9"/>NNNCTAAAAGTACTTAGCACTTGAACTGACATTCACGAGTCAGCTGGAAATACCAATATC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AGCATTATTTTTCAAGAAGCTTCTCGATGCAAAGGACAAGAAATTGAAAGGGCTTCCCAA</text:p>
      <text:p text:style-name="Preformatted_20_Text">Masked <text:s text:c="9"/>AGCATTATTTTTCAAGAAGCTTCTCGATGCAAAGGACAAGAAATTGAAAGGGCTTC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CAGACAAAAATATCTGATGCTCAATCTGCGGTGCTTGAAGTTGTAAAATTAGTTCC</text:p>
      <text:p text:style-name="Preformatted_20_Text">Masked <text:s text:c="9"/>GACACAGACAAAAATATCTGATGCTCAATCTGCGGTGCTTGAAGTTGTAAAATTA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AAAATTAGTTCCTGCTGNNNNNNNNNNNNNNNNNNNNNNNNNNNNNNNCTGCTGAG</text:p>
      <text:p text:style-name="Preformatted_20_Text">Masked <text:s text:c="9"/>GCCTAAAATTAGTTCCTGCTGNNNNNNNNNNNNNNNNNNNNNNNNNNNNNNNCT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CCATCGAGAAGTTCGTTATTAAAAGATTAAGAATATCATTGAATTTTTTTAAATA</text:p>
      <text:p text:style-name="Preformatted_20_Text">Masked <text:s text:c="9"/>TGCAACCATCGAGAAGTTCGTTATTAAAAGATTAAGAATATCATTGAATTTTTT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CACATCAAAATACTGTATTAGTGAAAAAAGAAGTGATATTATAGATATCAGAGAT</text:p>
      <text:p text:style-name="Preformatted_20_Text"><text:soft-page-break/>Masked <text:s text:c="9"/>TTCCCCACATCAAAATACTGTATTAGTGAAAAAAGAAGTGATATTATAGATATCA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TTACATAGTATCTCCCTCAAGTGAACATAGTGTTCGGTGAGCTCTACAGCATAGT</text:p>
      <text:p text:style-name="Preformatted_20_Text">Masked <text:s text:c="9"/>TGGTGTTACATAGTATCTCCCTCAAGTGAACATAGTGTTCGGTGAGCTCTACAGC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TTGGAGTTCTTGTTTCTTTGGGTTATTCCTGTTTTTGCCATATAAGCAGAAGTAA</text:p>
      <text:p text:style-name="Preformatted_20_Text">Masked <text:s text:c="9"/>TCTTGTTGGAGTTCTTGTTTCTTTGGGTTATTCCTGTTTTTGCCATATAAGCAG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CTTAAAACTGGAAGTAATAGTTTTTACCTTCTGTATCCACGTCGAAAGTGAATCA</text:p>
      <text:p text:style-name="Preformatted_20_Text">Masked <text:s text:c="9"/>AGGAGCTTAAAACTGGAAGTAATAGTTTTTACCTTCTGTATCCACGTCGAAAG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ATTTGAATCTATTTCTTGGAACCTGATAATGATACACCAACCAGAAAAAAAAAAG</text:p>
      <text:p text:style-name="Preformatted_20_Text">Masked <text:s text:c="9"/>ACAGGATTTGAATCTATTTCTTGGAACCTGATAATGATACACCAACCAG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AAAAGAAAAGAAAAAAAAAATCACTTTTTAGCCACTGCCGTGGAATGGTGATTTGACAAA</text:p>
      <text:p text:style-name="Preformatted_20_Text">Masked <text:s text:c="9"/>NNNNNNNNNNNNNNNNNNNNTCACTTTTTAGCCACTGCCGTGGAATGGTGATTTGACAAA</text:p>
      <text:p text:style-name="Preformatted_20_Text"><text:s text:c="36"/>****************************************</text:p>
      <text:p text:style-name="Preformatted_20_Text"/>
      <text:p text:style-name="Preformatted_20_Text">Unmasked <text:s text:c="7"/>ATAGGCCAAGGTCTCATTGCAACATAAATTACACTCCTATTATATAATTCAGGTTAAACT</text:p>
      <text:p text:style-name="Preformatted_20_Text">Masked <text:s text:c="9"/>ATAGGCCAAGGTCTCATTGCAACATAAATTACACTCCTATTATATAATTCAGGTT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GCACCGAGTTTTTTAACTTGTCCTTTCTCCCATCATGTTTTAGAATACAACAACA</text:p>
      <text:p text:style-name="Preformatted_20_Text">Masked <text:s text:c="9"/>GCAAAGCACCGAGTTTTTTAACTTGTCCTTTCTCCCATCATGTTTTAGAATACAA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AACATAGCATATAATAAAGGGTTAAAATCTGAGACTGTGAGAAGAGGCTCTGAAA</text:p>
      <text:p text:style-name="Preformatted_20_Text">Masked <text:s text:c="9"/>GTTGTAACATAGCATATAATAAAGGGTTAAAATCTGAGACTGTGAGAAGAGGCT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AATGGTTGCAGTTAGTGTGGAGTCTTCAGCTGGGAAAGAATAACTGCAAGTATCA</text:p>
      <text:p text:style-name="Preformatted_20_Text">Masked <text:s text:c="9"/>TTGTTAATGGTTGCAGTTAGTGTGGAGTCTTCAGCTGGGAAAGAATAACTGCAAG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GTTTGGGACATGACCTGCTGGAGAGGAGCTCTGCGGAGAAGGACCTGGGTGTCCT</text:p>
      <text:p text:style-name="Preformatted_20_Text">Masked <text:s text:c="9"/>GNNNNNNNNNNNNNNNNNNNNNNNNNNNNNNNNNNNNNNNNNNNNNNNNNNNNNNNNNNN</text:p>
      <text:p text:style-name="Preformatted_20_Text"><text:s text:c="16"/>* <text:s text:c="58"/></text:p>
      <text:p text:style-name="Preformatted_20_Text"/>
      <text:p text:style-name="Preformatted_20_Text">Unmasked <text:s text:c="7"/>GGTGGACAGCAGGTTGGCCATGAGCTAGCAGTGTGCCCTGGTGCCCAAGAAGGCCA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TGAGGTGCTTTATAAAGGAGTGTGGCCAGCAGGTCAAGGGAGGTGATCCAC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TACTCTGCCCTGCTCAGCCCTAACCTGAAGTACTGTAACTAGTTCTGGGCTC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AAAAAAGACAGGGATCTCCTGAAAAGAGTCCAGAGGAGGGACACAAAGACGT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GGGCCTGGAGCATCTCCTCTGTGAGGAAAGGCTGAGTGACCTGGGTCTGTTCAGCAC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AGAAGATTGAAAGGATATTTGTTTATATTAAGTATTGTAAGTGAGGGAGTCAA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ACGGCCAACCTCTTTTCAGTGATCTGTGGGGACAGAACAAGCAAAATGGCCAT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GCATAGGATGTTCAACACAAATATATGAAGGAACTTCTTTACAGTGAGGGTA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CTGGAACAGGGGGGTTGTGGAATCTCCTTCTCTGTAGATATTCAAGACTCACC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CCTACCTATGCAGCCTGCTGTAGGGACCCTGCTCTGCTTGCTGGACTTGATGA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GGCCTCTTCCAACCCCTACAATTCTATGATTCTCTGATTATACTAAGTATTAATTA</text:p>
      <text:p text:style-name="Preformatted_20_Text">Masked <text:s text:c="9"/>NNNNNNNNNNNNNNNNNNNNNNNNNNNNNNNNNNNNNCTGATTATACTAAGTATTAATTA</text:p>
      <text:p text:style-name="Preformatted_20_Text"><text:s text:c="53"/>***********************</text:p>
      <text:p text:style-name="Preformatted_20_Text"/>
      <text:p text:style-name="Preformatted_20_Text">Unmasked <text:s text:c="7"/>TCACAGAAACTCATGAAAGAGTGCAGAGGGAGAATGGTGTAAGAATCATGGCAACAATCA</text:p>
      <text:p text:style-name="Preformatted_20_Text">Masked <text:s text:c="9"/>TCACAGAAACTCATGAAAGAGTGCAGAGGGAGAATGGTGTAAGAATCATGGCAAC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CTTGAGCCTTCATTTTCTCTGTTTTACATGTTTTCAAATTCAGCCATACATATTA</text:p>
      <text:p text:style-name="Preformatted_20_Text">Masked <text:s text:c="9"/>TTCAACTTGAGCCTTCATTTTCTCTGTTTTACATGTTTTCAAATTCAGCCATACA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ACTTACTTGAGAGCGCATAAAGTGTGAATTGATGTCAGTTGCATATTATTAAGAT</text:p>
      <text:p text:style-name="Preformatted_20_Text">Masked <text:s text:c="9"/>CAGGTACTTACTTGAGAGCGCATAAAGTGTGAATTGATGTCAGTTGCATATTATT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TGTCTTGAGTTTGTCAAAGATTGTTTGACTTTCCAAAATTAATTGTGAACACT</text:p>
      <text:p text:style-name="Preformatted_20_Text">Masked <text:s text:c="9"/>ATTTTTTTGTCTTGAGTTTGTCAAAGATTGTTTGACTTTCCAAAATTAATTGTG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GTTTGTTTTTGATAAGTAAACATCTTTTTAAAGCAAAAGTAGGCTGCTTACCACTA</text:p>
      <text:p text:style-name="Preformatted_20_Text">Masked <text:s text:c="9"/>GCTTGTTTGTTTTTGATAAGTAAACATCTTTTTAAAGCAAAAGTAGGCTGCTTACC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ACTTGTGCACTTGCTACCAAATGTGTCTGATATTGAAGTTTTTAATTCAGTGACA</text:p>
      <text:p text:style-name="Preformatted_20_Text">Masked <text:s text:c="9"/>ATATGACTTGTGCACTTGCTACCAAATGTGTCTGATATTGAAGTTTTTAATTCAG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AGAAAAAAAAAAAATCAACAATAAAAAATTACATAACATTGACAAGGCTTAAAT</text:p>
      <text:p text:style-name="Preformatted_20_Text">Masked <text:s text:c="9"/>AGGAAGAGAAAAAAAAAAAATCAACAATAAAAAATTACATAACATTGACAAGGC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CAGTTCCCAGTTATTTTCTTTGACAGTTCAAGGAAGAGATCTTGTAAGGGCCCTTT</text:p>
      <text:p text:style-name="Preformatted_20_Text">Masked <text:s text:c="9"/>TGTTCAGTTCCCAGTTATTTTCTTTGACAGTTCAAGGAAGAGATCTTGTAAGGGCCC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TACCCTCTATCCTGGGAAAGCTCATGGTAAATGAGCTAGGTGAATACCCAAAGAGTCA</text:p>
      <text:p text:style-name="Preformatted_20_Text">Masked <text:s text:c="9"/>GCTACCCTCTATCCTGGGAAAGCTCATGGTAAATGAGCTAGGTGAATACCCAAAG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ACCTGCTGCAAGTTTTTTGCTCAGAAGGGTTAACAGTGAGAGCAGGACCTTGCTT</text:p>
      <text:p text:style-name="Preformatted_20_Text">Masked <text:s text:c="9"/>CAGATACCTGCTGCAAGTTTTTTGCTCAGAAGGGTTAACAGTGAGAGCAGGACCT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CTGAGATGTTTTTTAGGAAAGGGTTTCTGTTTTGCTTCTCCAAACTAAAAACAAAT</text:p>
      <text:p text:style-name="Preformatted_20_Text">Masked <text:s text:c="9"/>GGAGCTGAGATGTTTTTTAGGAAAGGGTTTCTGTTTTGCTTCTCCAAACTAAAAA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GGCAGGTGATTAACACGTGAAAAGAGTGAGAAGGTTGCATGTGAAGGCATGGGGA</text:p>
      <text:p text:style-name="Preformatted_20_Text">Masked <text:s text:c="9"/>GAGCTGGCAGGTGATTAACACGTGAAAAGAGTGAGAAGGTTGCATGTGAAGGCATG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GAGACATCTCTTTCTCCCTCCAACAGAGTTTGCACAACTGCTGGTGAGTGATTTG</text:p>
      <text:p text:style-name="Preformatted_20_Text">Masked <text:s text:c="9"/>GCACAGAGACATCTCTTTCTCCCTCCAACAGAGTTTGCACAACTGCTGGTGAGTG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TCTTGAACTTTATTTTTCTTCCCAGGCAGAGGTGGGGAAGGACATGTTGAGGAAA</text:p>
      <text:p text:style-name="Preformatted_20_Text">Masked <text:s text:c="9"/>CATGTTCTTGAACTTTATTTTTCTTCCCAGGCAGAGGTGGGGAAGGACATGTTG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AAGTTAGGGGCATTTTGCTAAGGATATCTGTTCCTCTTGCTTTTCCACTTCTTCT</text:p>
      <text:p text:style-name="Preformatted_20_Text">Masked <text:s text:c="9"/>AAGGGAAGTTAGGGGCATTTTGCTAAGGATATNNNNNNNNNNNNNNNNNNNNNNNNNNNN</text:p>
      <text:p text:style-name="Preformatted_20_Text"><text:s text:c="16"/>******************************** <text:s text:c="27"/></text:p>
      <text:p text:style-name="Preformatted_20_Text"/>
      <text:p text:style-name="Preformatted_20_Text">Unmasked <text:s text:c="7"/>TCCTGCTGGTAACAGCAGCTGGGGGCATGCTGAGGGGAAAGCCAGGCCAAATAGTTCCCC</text:p>
      <text:p text:style-name="Preformatted_20_Text">Masked <text:s text:c="9"/>NNNNGCTGGTAACAGCAGCTGGGGGCATGCTGAGGGGAAAGCCAGGCCAAATAGTTCCCC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ACCAAAACATTTATACTGGGGTATATGTGGGAGGTAACTGAAATAACTTCTTCTGTATGA</text:p>
      <text:p text:style-name="Preformatted_20_Text">Masked <text:s text:c="9"/>ACCAAAACATTTATACTGGGGTATATGTGGGAGGTAACTGAAATAACTTCTTCTG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CTTCCTCCCTCATGTCCCATCCTATCTGCTGAAGGGGAAGCCAGGCCAGCAGAT</text:p>
      <text:p text:style-name="Preformatted_20_Text">Masked <text:s text:c="9"/>AAGCTGCTTCCTCCCTCATGTCCCATCCTATCTGCTGAAGGGGAAGCCAGGCCAG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CCCACTTGACCATGTATACTCCTCACTTACCACTAAATACTCCCTTCCCCCACAT</text:p>
      <text:p text:style-name="Preformatted_20_Text">Masked <text:s text:c="9"/>AATTCCCCACTTGACCATGTATACTCCTCACTTACCACTAAATACTCCCTTCCCC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TTCCTCTCTTCTTTTCCTGCTTCCAGGACACAGTAACTACTAAAGGTGGCCATGC</text:p>
      <text:p text:style-name="Preformatted_20_Text">Masked <text:s text:c="9"/>CAGGATTCCTCTCTTCTTTTCCTGCTTCCAGGACACAGTAACTACTAAAGGTGGCC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TCCCAGCCTTGCTGGTCCCAGCCAGTCATAGGGCCTTCCCTGGCAGGGATAATGA</text:p>
      <text:p text:style-name="Preformatted_20_Text">Masked <text:s text:c="9"/>CAAGGTCCCAGCCTTGCTGGTCCCAGCCAGTCATAGGGCCTTCCCTGGCAGGGAT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GGGGCAGGGCAAGGCCAGGCTCTGCTGAGGTGCATGGTAGGGACAGAGGGAGCACA</text:p>
      <text:p text:style-name="Preformatted_20_Text">Masked <text:s text:c="9"/>AGGTGGGGCAGGGCAAGGCCAGGCTCTGCTGAGGTGCATGGTAGGGACAGAGGGA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GTGAAGGGAGACAAATAGCTGCCCACTCTTCCCAGCTGTCAGAGCTCCTTTCCCC</text:p>
      <text:p text:style-name="Preformatted_20_Text">Masked <text:s text:c="9"/>ACTCTGTGAAGGGAGACAAATAGCTGCCCACTCTTCCCAGCTGTCAGAGCTCCTTTCC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ATAAAACGTCCCAGCCCAACTCACTGTAGCCCTGCCATGCTCCTCCACCCCCCCTCTT</text:p>
      <text:p text:style-name="Preformatted_20_Text">Masked <text:s text:c="9"/>ACATAAAACGTCCCAGCCCAACTCACTGTAGCCCTGCCATGCTCCTCCACCCCCC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CATTTTCTATAGCCTTCCCCTCACCTACTGATTCTAGCAGCTTCCTGCCTCACATG</text:p>
      <text:p text:style-name="Preformatted_20_Text">Masked <text:s text:c="9"/>ATCCCATTTTCTATAGCCTTCCCCTCACCTACTGATTCTAGCAGCTTCCTGCCTC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CCAAGATGGCCCTCAAGCCCATGGACAGGATATCTGAACATCCTTCCCAAGAGCC</text:p>
      <text:p text:style-name="Preformatted_20_Text">Masked <text:s text:c="9"/>CCTTACCAAGATGGCCCTCAAGCCCATGGACAGGATATCTGAACATCCTTCCCAAG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CACACGCTACTGAAAACTCAGCAGTCAACTTAACACACATCACCTGCTATTTAGC</text:p>
      <text:p text:style-name="Preformatted_20_Text">Masked <text:s text:c="9"/>CAGAGCACACGCTACTGAAAACTCAGCAGTCAACTTAACACACATCACCTGCTAT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AAACCATCTAATCAAGCTGCCATCTGTGCCCCTCAGCAAGGCATGAACTGTGGTG</text:p>
      <text:p text:style-name="Preformatted_20_Text">Masked <text:s text:c="9"/>TCATTAAACCATCTAATCAAGCTGCCATCTGTGCCCCTCAGCAAGGCATGAACTGT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GGGAAGTTAGGGGCAATGTGGTGCGTCTGAGCATGTCAGGGCTGCTGGCCAACACAG</text:p>
      <text:p text:style-name="Preformatted_20_Text">Masked <text:s text:c="9"/>TGCGGGAAGTTAGGGGCAATGTGGTGCGTCTGAGCATGTCAGGGCTGCTGGCCAA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CCCTGCAATCAAGAGAGTTTTTCTGGTGCCTGTGGACTATTTATTAAAGGCTCAGC</text:p>
      <text:p text:style-name="Preformatted_20_Text">Masked <text:s text:c="9"/>TAGGCCCTGCAATCAAGAGAGTTTTTCTGGTGCCTGTGGACTATTTATTAAAGGC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CATCTATTCAGAGATAGGTTTTGCATCCAAACACAGGTTTTGCCTTCAAGGAAAT</text:p>
      <text:p text:style-name="Preformatted_20_Text">Masked <text:s text:c="9"/>ATTCCCATCTATTCAGAGATAGGTTTTGCATCCAAACACAGGTTTTGCCTTCAAG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TTAGGGTCTGAGCCAACAGAGCTCAGGTCAAGCTATAAAAAAAAATACTTCTGTC</text:p>
      <text:p text:style-name="Preformatted_20_Text">Masked <text:s text:c="9"/>GTTTCTTAGGGTCTGAGCCAACAGAGCTCAGGTCAAGCTATAAAAAAAAATACT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AATATAAAATTGTTTTGTACTACAGGGGTTTTACATGAGCTTTTGATGTTCACT</text:p>
      <text:p text:style-name="Preformatted_20_Text">Masked <text:s text:c="9"/>TTTTCAAATATAAAATTGTTTTGTACTACAGGGGTTTTACATGAGCTTTTGATG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CTGAAGGGAGTGGTTTAGTGCAGTGCTTACAGCCAAGCTGATCCACAAGGACAAG</text:p>
      <text:p text:style-name="Preformatted_20_Text">Masked <text:s text:c="9"/>ATGTTCTGAAGGGAGTGGTTTAGTGCAGTGCTTACAGCCAAGCTGATCCACAAGG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GACTGTGACACTCTGGAGTACACTGGGCTTTCCTCCATGGCAGAAACATTTTCTT</text:p>
      <text:p text:style-name="Preformatted_20_Text">Masked <text:s text:c="9"/>CACATGACTGTGACACTCTGGAGTACACTGGGCTTTCCTCCATGGCAGAAACAT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GTTTAACGGGCATGGGGAAGTTCTGACATCATCTTTTGCCTTCTTTCTTCAGTT</text:p>
      <text:p text:style-name="Preformatted_20_Text">Masked <text:s text:c="9"/>TACAAAGTTTAACGGGCATGGGGAAGTTCTGACATCATCTTTTGCCTTCTTTC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AAGCTGCCTCCTGTTAGTATAAAGAGAGCTTGAGATGGTAATTATATTCAACACT</text:p>
      <text:p text:style-name="Preformatted_20_Text">Masked <text:s text:c="9"/>TTCAAAAGCTGCCTCCTGTTAGTATAAAGAGAGCTTGAGATGGTAATTATATTC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GGTTATAAGGATTTAATTATAGCAGTCTAAAAGAACCACAGCATCAACTTGATGC</text:p>
      <text:p text:style-name="Preformatted_20_Text"><text:soft-page-break/>Masked <text:s text:c="9"/>TCCAAGGTTATAAGGATTTAATTATAGCAGTCTAAAAGAACCACAGCATCAACTTG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TCAGGGCATCCTGCCTGTCAGCTGTCCACAAATAGTATCTGGGAAGCCCAGCTGTT</text:p>
      <text:p text:style-name="Preformatted_20_Text">Masked <text:s text:c="9"/>GCTTTCAGGGCATCCTGCCTGTCAGCTGTCCACAAATAGTATCTGGGAAGCCCAG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TTATATGACAGTGCATTTAGACATGAGACAATGCCGTTGATTTGCTCATGACCAC</text:p>
      <text:p text:style-name="Preformatted_20_Text">Masked <text:s text:c="9"/>GCCATTTATATGACAGTGCATTTAGACATGAGACAATGCCGTTGATTTGCTCATG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ACTTGTGTCAGAAATACTAAAACTGCTTTCAAATATCAACTTAGTGGAATTGGAA</text:p>
      <text:p text:style-name="Preformatted_20_Text">Masked <text:s text:c="9"/>ATCAAACTTGTGTCAGAAATACTAAAACTGCTTTCAAATATCAACTTAGTGGAAT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CACATTTCAGGAAGTCTGGCCCTGTCTTGCAGACACAAAGATAACACAGTCTGCT</text:p>
      <text:p text:style-name="Preformatted_20_Text">Masked <text:s text:c="9"/>CAGCACACATTTCAGGAAGTCTGGCCCTGTCTTGCAGACACAAAGATAACACAGT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AGAAATATAGCAATAAAAACAGAAGCTCCTGCCAGTGTTCATGAATATCAAATT</text:p>
      <text:p text:style-name="Preformatted_20_Text">Masked <text:s text:c="9"/>CTGACAAGAAATATAGCAATAAAAACAGAAGCTCCTGCCAGTGTTCATGAATAT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TGAAAATCAGGTACTTTCCAAAATGACTCTGTAACTGGATCATAGCCATGAATAC</text:p>
      <text:p text:style-name="Preformatted_20_Text">Masked <text:s text:c="9"/>TCTACTGAAAATCAGGTACTTTCCAAAATGACTCTGTAACTGGATCATAGCCATG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CATGGGCAGCAGCTGTATGGCACACACTCTCAGCACTGCTCCCAGGATTGGCATAG</text:p>
      <text:p text:style-name="Preformatted_20_Text">Masked <text:s text:c="9"/>CTGTCATGGGCAGCAGCTGTATGGCACACACTCTCAGCACTGCTCCCAGGATTGG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TAAGCAGGCATATTAACTCATTGCCTTGTCTTTTGACTATGGTAGAATTGCTGA</text:p>
      <text:p text:style-name="Preformatted_20_Text">Masked <text:s text:c="9"/>CAGTGCTAAGCAGGCATATTAACTCATTGCCTTGTCTTTTGACTATGGTAGAATT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TATCTCCCAGGAGTGGCATGAAACTAGATAGACTAACCCTCTGAGAACAGGAACG</text:p>
      <text:p text:style-name="Preformatted_20_Text">Masked <text:s text:c="9"/>AATGTTATCTCCCAGGAGTGGCATGAAACTAGATAGACTAACCCTCTGAGAACAGGA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CTGATTTTCAGCAGAAAAAATACATAATCTCTTCTGCTGAGCCTGGTCTGCCACT</text:p>
      <text:p text:style-name="Preformatted_20_Text">Masked <text:s text:c="9"/>TGCAACTGATTTTCAGCAGAAAAAATACATAATCTCTTCTGCTGAGCCTGGTCTG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GGCAAAAGATCTATGGGAGTTACTAGGAGACTGGAAGACAGGCTTCTGCGAAAAAC</text:p>
      <text:p text:style-name="Preformatted_20_Text">Masked <text:s text:c="9"/>AGGTGGCAAAAGATCTATGGGAGTTACTAGGAGACTGGAAGACAGGCTTCTGCG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TGTTTTTCTTGAGCACTCCACATATCTGCGTACATTTTACATTACAGGTGGAACA</text:p>
      <text:p text:style-name="Preformatted_20_Text">Masked <text:s text:c="9"/>TGACTTGTTTTTCTTGAGCACTCCACATATCTGCGTACATTTTACATTACAGGTG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CTGACCTAGGAAGAGGACTGCCAGGCTTGCTTTATTGGTATTAGTGCACCTGT</text:p>
      <text:p text:style-name="Preformatted_20_Text">Masked <text:s text:c="9"/>ACTACTTCTGACCTAGGAAGAGGACTGCCAGGCTTGCTTTATTGGTATTAGTGCA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TAGGGTCTCTCCCATGAACATTTTGTAGATGTGGTTTAAGGATTACCTGGCCAAAAA</text:p>
      <text:p text:style-name="Preformatted_20_Text">Masked <text:s text:c="9"/>CGGTAGGGTCTCTCCCATGAACATTTTGTAGATGTGGTTTAAGGATTACCTGGCCAAA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TAATTTCTGTGTTGTTCATCTCCCAGTCTCCCTCACAGTCAATTCTGTTATTCTATCA</text:p>
      <text:p text:style-name="Preformatted_20_Text">Masked <text:s text:c="9"/>AATAATTTCTGTGTTGTTCATCTCCCAGTCTCCCTCACAGTCAATTCTGTTATTC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TGTTTTGGAATCACACTGATCACTAAGATCAACGAAATGAAGCATGCTAAAACAAC</text:p>
      <text:p text:style-name="Preformatted_20_Text">Masked <text:s text:c="9"/>GACCTGTTTTGGAATCACACTGATCACTAAGATCAACGAAATGAAGCATGCTAA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AAGCAAAAAAGTTATGGGTTATTATTTTTTTTCTTACTATAATTTCACCTCTCCA</text:p>
      <text:p text:style-name="Preformatted_20_Text">Masked <text:s text:c="9"/>ATGGAAAGCAAAAAAGTTATGGGTTATTATTTTTTTTCTTACTATAATTTCACCTC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CAGCATATCGAGTAAAGATACCAACACAGCTGTGGCTGTAACAAGATCATGACCG</text:p>
      <text:p text:style-name="Preformatted_20_Text">Masked <text:s text:c="9"/>GTTCACAGCATATCGAGTAAAGATACCAACACAGCTGTGGCTGTAACAAGATCATGAC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ATTCTTTGTGAGCACTGACCTGGAAGCACAAAGCTGTTTAGACAGTTGTGACTGAC</text:p>
      <text:p text:style-name="Preformatted_20_Text">Masked <text:s text:c="9"/>TGACATTCTTTGTGAGCACTGACCTGGAAGCACAAAGCTGTTTAGACAGTTGTGA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TTCTAGAGTGAAGAACAACACCAATGTATGAAAGTTGCTTAAACTTAAACTTAAA</text:p>
      <text:p text:style-name="Preformatted_20_Text">Masked <text:s text:c="9"/>TGCCATTCTAGAGTGAAGAACAACACCAATGTATGAAAGTTGCTTAAACTTAAA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CCAAGTCAGAGGCACTTTTTCCCCCTTTTATCTTTTGTCTATTTATGACAAAATA</text:p>
      <text:p text:style-name="Preformatted_20_Text">Masked <text:s text:c="9"/>GCAGACCAAGTCAGAGGCACTTTTTCCCCCTTTTATCTTTTGTCTATTTATGAC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TTAAGCAGCCATTTTTCCAAAAGATATGTGGAATTGTGGAAACCAAAATTTGAGT</text:p>
      <text:p text:style-name="Preformatted_20_Text">Masked <text:s text:c="9"/>AATTGTTAAGCAGCCATTTTTCCAAAAGATATGTGGAATTGTGGAAACCAAAATTT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CTCTATTAACAAAAAGCACATAAGACTGCAGTGATAAATTTTGCACTTGAGGATT</text:p>
      <text:p text:style-name="Preformatted_20_Text">Masked <text:s text:c="9"/>AAATGCTCTATTAACAAAAAGCACATAAGACTGCAGTGATAAATTTTGCACTTGA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AAGTCATTGTTATACTGGGCTTTAGATGCCAGTTCTGGTCTACACCAATTCTGGA</text:p>
      <text:p text:style-name="Preformatted_20_Text">Masked <text:s text:c="9"/>TTGGAAAGTCATTGTTATACTGGGCTTTAGATGCCAGTTCTGGTCTACACCAATTC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CATGCTTACTATACAAGAAGATACTATCTTTATTTGATATGTTTGTCATGCTTAAA</text:p>
      <text:p text:style-name="Preformatted_20_Text">Masked <text:s text:c="9"/>ATGGCATGCTTACTATACAAGAAGATACTATCTTTATTTGATATGTTTGTCATG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AAGTTGTTATTGCTGCTTCTGCTTCTGTTTTTGCGGAAAGTAGAAAAAAGAATG</text:p>
      <text:p text:style-name="Preformatted_20_Text">Masked <text:s text:c="9"/>TCTGTGAAGTTGTTATTGCTGCTTCTGCTTCTGTTTTTGCGGAAAGTAGAAAAAA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ACAGCTCCAGTGTGCTTTCAGGCTTGCAGGTTTATGTTCCTTAAAATATTAATT</text:p>
      <text:p text:style-name="Preformatted_20_Text">Masked <text:s text:c="9"/>TACAAAACAGCTCCAGTGTGCTTTCAGGCTTGCAGGTTTATGTTCCTTAAAATAT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AGATTCTTTCTTCAGATAAAAATAACTAATTCCTCCAAAGTACTCAGAAACATAC</text:p>
      <text:p text:style-name="Preformatted_20_Text">Masked <text:s text:c="9"/>CTTTCAGATTCTTTCTTCAGATAAAAATAACTAATTCCTCCAAAGTACTCAGAAA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CTCTACGTGGAAGAAATAGAGGGGATCCAGGAAGCTATTGCACCTGCAAGTATAAA</text:p>
      <text:p text:style-name="Preformatted_20_Text">Masked <text:s text:c="9"/>TCCACTCTACGTGGAAGAAATAGAGGGGATCCAGGAAGCTATTGCACCTGCAAGTAT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TGAATCATACACATTGTAGATGAGCAACGTTCACAGCACTTTTGCAGCCTAAACTGTGA</text:p>
      <text:p text:style-name="Preformatted_20_Text">Masked <text:s text:c="9"/>ATGAATCATACACATTGTAGATGAGCAACGTTCACAGCACTTTTGCAGCCTAAAC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GTTTTTTTGTTGCAATTCATTTTCTCAGCAGCATTCTATCAATTAGGAATGTTT</text:p>
      <text:p text:style-name="Preformatted_20_Text">Masked <text:s text:c="9"/>TTTTCAGTTTTTTTGTTGCAATTCATTTTCTCAGCAGCATTCTATCAATTAGGA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CTGTGCAGTGGATGAAAGAGAAGACAGGAACTCTCTAGCACTCAGAGCTGCAAA</text:p>
      <text:p text:style-name="Preformatted_20_Text">Masked <text:s text:c="9"/>TTACAACTGTGCAGTGGATGAAAGAGAAGACAGGAACTCTCTAGCACTCAGAGC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GTTCATTCTTTGATCACTGTATGATTTGCCTGATAATGTGAGCCATAACTTGCAG</text:p>
      <text:p text:style-name="Preformatted_20_Text">Masked <text:s text:c="9"/>GAGGAGTTCATTCTTTGATCACTGTATGATTTGCCTGATAATGTGAGCCATAACT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TTTACCAGTGCGAAATAACTATATTGTTACATATAGCACTGTAAAACAGTTGTGC</text:p>
      <text:p text:style-name="Preformatted_20_Text">Masked <text:s text:c="9"/>TAGTGTTTACCAGTGCGAAATAACTATATTGTTACATATAGCACTGTAAAACAGT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GCCAAATAGAATAGCAAGTTACAAAGTCCAATCTGCTTTAAGACTAATGATAAAA</text:p>
      <text:p text:style-name="Preformatted_20_Text">Masked <text:s text:c="9"/>AGTCTGCCAAATAGAATAGCAAGTTACAAAGTCCAATCTGCTTTAAGACTAAT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ATCACTTGCAATCAATGTGTATTTTCACAAATAAATATGAGTTTATAAACCAAAT</text:p>
      <text:p text:style-name="Preformatted_20_Text">Masked <text:s text:c="9"/>GCTTCATCACTTGCAATCAATGTGTATTTTCACAAATAAATATGAGTTTATAAAC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GCATAGCAGAATAAATAGCATGAAGAATATTGCTCAGATCTGCATTTCTTCCACT</text:p>
      <text:p text:style-name="Preformatted_20_Text">Masked <text:s text:c="9"/>ACAGGGCATAGCAGAATAAATAGCATGAAGAATATTGCTCAGATCTGCATTTCTT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AAAAAACATTGATGTAATTAAAAAAAATTGTTTTCAGTGGCAAGTGACAAATAC</text:p>
      <text:p text:style-name="Preformatted_20_Text">Masked <text:s text:c="9"/>AAGAAAAAAAAACATTGATGTAATTAAAAAAAATTGTTTTCAGTGGCAAGTGACA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AAGTAGCAGTATTTTTATCTCAAATAAGCTTCCTCCAACACTCTAATAGTCTTCT</text:p>
      <text:p text:style-name="Preformatted_20_Text">Masked <text:s text:c="9"/>AGAGAAAGTAGCAGTATTTTTATCTCAAATAAGCTTCCTCCAACACTCTAATAG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AGCTAAAATAGAAATGTTTGTAAAAGTAATCCAGAAATGTCAAGCACCTCCAATG</text:p>
      <text:p text:style-name="Preformatted_20_Text">Masked <text:s text:c="9"/>GAACTAGCTAAAATAGAAATGTTTGTAAAAGTAATCCAGAAATGTCAAGCACCTCC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TTAGACATTCAAAAATTAAAAAAAAAAAAAAAATTGCACAGAAGAAGAAGTGAT</text:p>
      <text:p text:style-name="Preformatted_20_Text">Masked <text:s text:c="9"/>CTTTNNNNNNNNNNNNNNNNNNNNNNNNNNNNNNNNNNNTTGCACAGAAGAAGAAGTGAT</text:p>
      <text:p text:style-name="Preformatted_20_Text"><text:s text:c="16"/>**** <text:s text:c="34"/>*********************</text:p>
      <text:p text:style-name="Preformatted_20_Text"/>
      <text:p text:style-name="Preformatted_20_Text">Unmasked <text:s text:c="7"/>GAATAATGAGGAAGAACCAAACAACGTCTAGTGAAGCTCAAAGACAAATTTTTTCATCTG</text:p>
      <text:p text:style-name="Preformatted_20_Text">Masked <text:s text:c="9"/>GAATAATGAGGAAGAACCAAACAACGTCTAGTGAAGCTCAAAGACAAATTTTTTC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CATTACCATGCAGAGCTCCAGAAACTTCATTGAGCTGTATTTAGCAGAGGGTTG</text:p>
      <text:p text:style-name="Preformatted_20_Text">Masked <text:s text:c="9"/>TGATCTCATTACCATGCAGAGCTCCAGAAACTTCATTGAGCTGTATTTAGCAGAG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TATGTTTTGGATTTATCTTCAGCACAAACACAGGTTTGGAGTTTCTCATAAAGCT</text:p>
      <text:p text:style-name="Preformatted_20_Text">Masked <text:s text:c="9"/>TGCCTTATGTTTTGGATTTATCTTCAGCACAAACACAGGTTTGGAGTTTCTCATAAAG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TTTCTCAGTATCAATTTTCTTATCCTATATCATACTTCAAAGTCTTTAATTTGTGCT</text:p>
      <text:p text:style-name="Preformatted_20_Text">Masked <text:s text:c="9"/>CATTTTCTCAGTATCAATTTTCTTATCCTATATCATACTTCAAAGTCTTTAATTTG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TGAAAGGCAAAAGGGTGAGGGAAAGAAAAAAAAAAAAAAAGGAGTATGATCATA</text:p>
      <text:p text:style-name="Preformatted_20_Text">Masked <text:s text:c="9"/>GTAAACTGAAAGGCAAAAGGGTGAGGGNNNNNNNNNNNNNNNNNNNGGAGTATGATCATA</text:p>
      <text:p text:style-name="Preformatted_20_Text"><text:s text:c="16"/>*************************** <text:s text:c="18"/>**************</text:p>
      <text:p text:style-name="Preformatted_20_Text"/>
      <text:p text:style-name="Preformatted_20_Text">Unmasked <text:s text:c="7"/>ATTTAAAAACAACAACACAAACTCTGTTAAAGCAAAAGCTTTAGAAAAAATGGCCAGCAG</text:p>
      <text:p text:style-name="Preformatted_20_Text">Masked <text:s text:c="9"/>ATTTAAAAACAACAACACAAACTCTGTTAAAGCAAAAGCTTTAGAAAAAATGGC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CTTGAGAAACTACTGGCAAGAATGGGAGCAAAAAAAAACATGTTAGCTGACGTCT</text:p>
      <text:p text:style-name="Preformatted_20_Text">Masked <text:s text:c="9"/>AATGTCTTGAGAAACTACTGGCAAGAATGGGAGCAAAAAAAAACATGTTAGCTGAC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TTGATGAGTAGGAATGGATGCAGTGATTTTTGTTGGCAGCAGGTGGTCAGACTTCA</text:p>
      <text:p text:style-name="Preformatted_20_Text">Masked <text:s text:c="9"/>TAGGTTGATGAGTAGGAATGGATGCAGTGATTTTTGTTGGCAGCAGGTGGTCAGA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CCAAGAGGTCGATATGCTTTCTTTAAATTTTTAATTCCCACAAATATTTCCTTAAA</text:p>
      <text:p text:style-name="Preformatted_20_Text">Masked <text:s text:c="9"/>TGACCCAAGAGGTCGATATGCTTTCTTTAAATTTTTAATTCCCACAAATATTTC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TTCTGTAAAATTAAAGCTTGTACGTACCGATATAGCTTTATGGGACTGCAATATG</text:p>
      <text:p text:style-name="Preformatted_20_Text">Masked <text:s text:c="9"/>TACTGTTCTGTAAAATTAAAGCTTGTACGTACCGATATAGCTTTATGGGACTGC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TACAATGCTGGAGCTTACACTGCTCTTAAGATACCATGTCATGAATATAGCTAGT</text:p>
      <text:p text:style-name="Preformatted_20_Text">Masked <text:s text:c="9"/>GTAAATACAATGCTGGAGCTTACACTGCTCTTAAGATACCATGTCATGAATATAG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AGAGCCAGTCTGAACATATTTTAGTTCCCTTTTCCTCTGCCACTTCTTACCTAATA</text:p>
      <text:p text:style-name="Preformatted_20_Text">Masked <text:s text:c="9"/>GGCAAGAGCCAGTCTGAACATATTTTAGTTCCCTTTTCCTCTGCCACTTCTTACC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AGGACTGCAGCTTTTTTTCTACTGGTCATGATAATAAAAACCACAAGCAAAGCCT</text:p>
      <text:p text:style-name="Preformatted_20_Text">Masked <text:s text:c="9"/>TCCTGAGGACTGCAGCTTTTTTTCTACTGGTCATGATAATAAAAACCACAAGCAAA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AGGCAAGCTCTCTGAGAAGAACTCCTCTTAGCAAACACAATAGGCTTCTAATGTG</text:p>
      <text:p text:style-name="Preformatted_20_Text">Masked <text:s text:c="9"/>CTCTTAGGCAAGCTCTCTGAGAAGAACTCCTCTTAGCAAACACAATAGGCTTCTA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CTCCGTGGATTGTCTCATTGTGGGAGCTCATTTTTCTGCTTGTGTCAAAATATTG</text:p>
      <text:p text:style-name="Preformatted_20_Text">Masked <text:s text:c="9"/>ACAGACTCCGTGGATTGTCTCATTGTGGGAGCTCATTTTTCTGCTTGTGTCAAAA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CTTTGGGAAGTCCAGGTAAATTGTTGTACTTGTTTATCTAATAAATAAAAGCGTA</text:p>
      <text:p text:style-name="Preformatted_20_Text">Masked <text:s text:c="9"/>GAGAGCTTTGGGAAGTCCAGGTAAATTGTTGTACTTGTTTATCTAATAAATAAAAGC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CAAGAAAAAAAAATGTAAACAATACAAGATATTATATATGACCTTGTATATGTGG</text:p>
      <text:p text:style-name="Preformatted_20_Text">Masked <text:s text:c="9"/>AAGTTCAAGAAAAAAAAATGTAAACAATACAAGATATTATATATGACCTTGTATA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ATTGTAAAATTTTTTTGCAACTAGTTGTCCAGCTGAAAAGTTGCGAAGTTGAC</text:p>
      <text:p text:style-name="Preformatted_20_Text"><text:soft-page-break/>Masked <text:s text:c="9"/>AAATTCTATTGTAAAATTTTTTTGCAACTAGTTGTCCAGCTGAAAAGTTGCGAAG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GTCTTTTCTCTCTCCAAGGTTTGTGTTTGGTTGCCTCAGTTTTTACTAAAAGCA</text:p>
      <text:p text:style-name="Preformatted_20_Text">Masked <text:s text:c="9"/>AAAACTGTCTTTTCTCTCTCCAAGGTTTGTGTTTGGTTGCCTCAGTTTTTACTA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TACTTTAAGTGACATTTGCATTTTGAAGACTAAGAAATGAGGGGCAATTGGAGGCA</text:p>
      <text:p text:style-name="Preformatted_20_Text">Masked <text:s text:c="9"/>GCCCTACTTTAAGTGACATTTGCATTTTGAAGACTAAGAAATGAGGGGCAATTGG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TTCTAGATAGAATCATAAATCATCTAGCTACAAGTCAGCTTAATCTTTTTGTAT</text:p>
      <text:p text:style-name="Preformatted_20_Text">Masked <text:s text:c="9"/>ATTATTTTCTAGATAGAATCATAAATCATCTAGCTACAAGTCAGCTTAATCTTT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GTGGCTGTTGGTTTGGAGGTATTTATTTTTTACATATATCATACTCTGAATTGAG</text:p>
      <text:p text:style-name="Preformatted_20_Text">Masked <text:s text:c="9"/>TATTTGTGGCTGTTGGTTTGGAGGTATTTATTTTTTACATATATCATACTCTGAAT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AGTCAGTTTCAATGTATATCAGAGATATTAAAAATACTGCAAGTATTTTTTTGTA</text:p>
      <text:p text:style-name="Preformatted_20_Text">Masked <text:s text:c="9"/>ATACCAGTCAGTTTCAATGTATATCAGAGATATTAAAAATACTGCAAGTATTTT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TCGTGGAAGATATTTTTCTTTCCAGTGGAGCTTCAGAATAGTAGTTAATGGCTTA</text:p>
      <text:p text:style-name="Preformatted_20_Text">Masked <text:s text:c="9"/>GTGGGTCGTGGAAGATATTTTTCTTTCCAGTGGAGCTTCAGAATAGTAGTTAATG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GTACAAAATGTCCTTTGAAATCATTCAGGATCTTGAAATTCTAGAAGTAGTGGTA</text:p>
      <text:p text:style-name="Preformatted_20_Text">Masked <text:s text:c="9"/>ACACTGTACAAAATGTCCTTTGAAATCATTCAGGATCTTGAAATTCTAGAAGTAG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CTTTTCAGTGGCAAGAACTTGAGGTTTCTTTTTTCCTTGAGATTCAGACAAGTTCT</text:p>
      <text:p text:style-name="Preformatted_20_Text">Masked <text:s text:c="9"/>GGATCTTTTCAGTGGCAAGAACTTGAGGTTTCTTTTTTCCTTGAGATTCAGACA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TTTTAGTAGAATAATCAGAGTCAAATTAAAGATTCTCATAAGGTAGTCGCTTTAT</text:p>
      <text:p text:style-name="Preformatted_20_Text">Masked <text:s text:c="9"/>GTTAGTTTTAGTAGAATAATCAGAGTCAAATTAAAGATTCTCATAAGGTAGTCGC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ATGGAATGGAAGTATTACACTGTTCTCATTTTTCTGCAACATTATGTATTTGGTC</text:p>
      <text:p text:style-name="Preformatted_20_Text">Masked <text:s text:c="9"/>ACAGAATGGAATGGAAGTATTACACTGTTCTCATTTTTCTGCAACATTATGTATTT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ATTGCAGGAAAGATGAGAAAACATTACAACAGAGGGACAAAAGAGGTTTAGTGGA</text:p>
      <text:p text:style-name="Preformatted_20_Text">Masked <text:s text:c="9"/>TTAGGATTGCAGGAAAGATGAGAAAACATTACAACAGAGGGACAAAAGAGGTTTAG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CTGTGGAAAAGATACAGAACACTGTGTGGTCAGGTTGTCTCAGTTTGACAACCAC</text:p>
      <text:p text:style-name="Preformatted_20_Text">Masked <text:s text:c="9"/>ATACACTGTGGAAAAGATACAGAACACTGTGTGGTCAGGTTGTCTCAGTTTGACA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TGTGTGAATATGCTACTTTCATTTGCTGGCATCAGATATTTTAAAAAATTTTATC</text:p>
      <text:p text:style-name="Preformatted_20_Text">Masked <text:s text:c="9"/>ATGTCTGTGTGAATATGCTACTTTCATTTGCTGGCATCAGATATTTTAAAAAATTT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GACAAAGAGGCTGTTGGCCTTTCTCCAAGGACTCCCATAGATTTCCATCTATCCT</text:p>
      <text:p text:style-name="Preformatted_20_Text">Masked <text:s text:c="9"/>AAGAAGACAAAGAGGCTGTTGGCCTTTCTCCAAGGACTCCCATAGATTTCCATCTAT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CCTGCAGACCTGTTGAAAAGTCTGCCTTTCAAGAATAACTGCTGGCCCTTTCAGTATT</text:p>
      <text:p text:style-name="Preformatted_20_Text">Masked <text:s text:c="9"/>GTCCTGCAGACCTGTTGAAAAGTCTGCCTTTCAAGAATAACTGCTGGCCCTTTCAG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CTGAAATATAGGGCTCATTACTCTACAATCTGCCATTCTTTTTATTTGAGCAGA</text:p>
      <text:p text:style-name="Preformatted_20_Text">Masked <text:s text:c="9"/>TCCTATCTGAAATATAGGGCTCATTACTCTACAATCTGCCATTCTTTTTATTTGA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TCTTTCTGCTTGTTTTTCACACTTCTGCTGTGTACATCTGTAGGTACAGAAAACT</text:p>
      <text:p text:style-name="Preformatted_20_Text">Masked <text:s text:c="9"/>TGCTGTCTTTCTGCTTGTTTTTCACACTTCTGCTGTGTACATCTGTAGGTACAGA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TATCTTGACTGCACTTTCCAAATGTTGAACTCTTAATTAAAAGAAGCTTTATTTAA</text:p>
      <text:p text:style-name="Preformatted_20_Text">Masked <text:s text:c="9"/>GCAATATCTTGACTGCACTTTCCAAATGTTGAACTCTTAATTAAAAGAAGCTT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TTATTACAACCAGAGTCAAGACAAGTAACTTGAAAATTATTTGTCTCTTCCAAAAA</text:p>
      <text:p text:style-name="Preformatted_20_Text">Masked <text:s text:c="9"/>TTAGTTATTACAACCAGAGTCAAGACAAGTAACTTGAAAATTATTTGTCTCTTC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AAAGTGCTGTACAATGGTAATTTTGAAATCTCTCTGTCTGGAAAAAGAAACAGT</text:p>
      <text:p text:style-name="Preformatted_20_Text">Masked <text:s text:c="9"/>TAAAAAAAAGTGCTGTACAATGGTAATTTTGAAATCTCTCTGTCTGGAAAAAGA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AAAATTTATCATTAATATAGAACAATAGTAGGATTTTATGCAAACAGCTAAACTC</text:p>
      <text:p text:style-name="Preformatted_20_Text">Masked <text:s text:c="9"/>CAAGCAAAATTTATCATTAATATAGAACAATAGTAGGATTTTATGCAAACAGCTA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AATCCATACACTTCTATAGAACCTAAATTAGGCTTTTATGTTGCCAACTGACTTTC</text:p>
      <text:p text:style-name="Preformatted_20_Text">Masked <text:s text:c="9"/>CCTCAATCCATACACTTCTATAGAACCTAAATTAGGCTTTTATGTTGCCAACTGA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TGTTTTTATCTTTAATTTGCATTAGTTATTTTCTTTACCTTTTTTTTTCCCCATA</text:p>
      <text:p text:style-name="Preformatted_20_Text">Masked <text:s text:c="9"/>AGATCTGTTTTTATCTTTAATTTGCATTAGTTATTTTCTTTACCTTTTTTTTTCCC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TGCATTATATCTTGTCTGTGGATTAGAGCTCAGTTTCTTCAGAGGTTAGCAGCTT</text:p>
      <text:p text:style-name="Preformatted_20_Text">Masked <text:s text:c="9"/>TCTTATGCATTATATCTTGTCTGTGGATTAGAGCTCAGTTTCTTCAGAGGTTAG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ATTTTTTTTCACAATAACTGAGTTCACACGTATGCACACTTTTATTCTTAAAATG</text:p>
      <text:p text:style-name="Preformatted_20_Text">Masked <text:s text:c="9"/>TTGTAATTTTTTTTCACAATAACTGAGTTCACACGTATGCACACTTTTATTCTT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CTGTAAATTTTCTTTGTTACTTTCTAGAAAACTCACCAATATTTGATTCGGTTT</text:p>
      <text:p text:style-name="Preformatted_20_Text">Masked <text:s text:c="9"/>ATAGCACTGTAAATTTTCTTTGTTACTTTCTAGAAAACTCACCAATATTTGATTC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CTATGAGTTTTTTAAAAACCTGCTATCATTTGTTAATAGAAATAAAAAAAGCTAG</text:p>
      <text:p text:style-name="Preformatted_20_Text">Masked <text:s text:c="9"/>TAATACTATGAGTTTTTTAAAAACCTGCTATCATTTGTTAATAGAAATAAAAAA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AGAAGCAAAGTTTTTTTCCTTTATAAACCATATTCATATGTCTTTTGAAGAATTG</text:p>
      <text:p text:style-name="Preformatted_20_Text">Masked <text:s text:c="9"/>TGGTGAGAAGCAAAGTTTTTTTCCTTTATAAACCATATTCATATGTCTTTTGAAG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TTCCTTGTACAGGCTACAGTAACACACATTTAATTTGCTGAACTAAAAATCATAT</text:p>
      <text:p text:style-name="Preformatted_20_Text">Masked <text:s text:c="9"/>CACAATTCCTTGTACAGGCTACAGTAACACACATTTAATTTGCTGAACTAAAAATCAT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TGCACATCTGCTGTTGCCTTCATTGATCCAGTGGTGCTATTTACTCAAAGGAAAAGCAA</text:p>
      <text:p text:style-name="Preformatted_20_Text">Masked <text:s text:c="9"/>GTGCACATCTGCTGTTGCCTTCATTGATCCAGTGGTGCTATTTACTCAAAGGAAA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AGGGGGAAGCTGAAGTGAAATACTCTTTTGGATTCATCAAGATGGAAATGAAATAA</text:p>
      <text:p text:style-name="Preformatted_20_Text">Masked <text:s text:c="9"/>CCACAGGGGGAAGCTGAAGTGAAATACTCTTTTGGATTCATCAAGATGGAAATG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ATTTATTTTTGTTTTGTTTTTGATCAGGCTGCCAGTTCAGACTGACATTTCCAGA</text:p>
      <text:p text:style-name="Preformatted_20_Text">Masked <text:s text:c="9"/>TATGTATTTATTTTTGTTTTGTTTTTGATCAGGCTGCCAGTTCAGACTGACATTTC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TTGGGAAAAATAGATTTGGAATTTTTACTTTTATTATCTATGTTGTAAATAATG</text:p>
      <text:p text:style-name="Preformatted_20_Text">Masked <text:s text:c="9"/>GAAAATTTGGGAAAAATAGATTTGGAATTTTTACTTTTATTATCTATGTTGTAAAT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TGCACTTGTACATTGAAATGTAAATGTAATCTACTCTTTGAAGAATTCTGTGCA</text:p>
      <text:p text:style-name="Preformatted_20_Text">Masked <text:s text:c="9"/>GAGAATTGCACTTGTACATTGAAATGTAAATGTAATCTACTCTTTGAAGAATTCT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TCTTCATATCTGTGTGAGTCCTATCTGAAGGAAGTAGAAAATGGGAAAGCATAC</text:p>
      <text:p text:style-name="Preformatted_20_Text">Masked <text:s text:c="9"/>AATGTATCTTCATATCTGTGTGAGTCCTATCTGAAGGAAGTAGAAAATGGGAAAG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CAAATCTCCTTGATCAACACATGGGAACCAAAACCACAGCATTTTTCTAGATATG</text:p>
      <text:p text:style-name="Preformatted_20_Text">Masked <text:s text:c="9"/>TTAGGCAAATCTCCTTGATCAACACATGGGAACCAAAACCACAGCATTTTTCTAG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ACACATCCATCTCCTTGCAAAGAAACTGTTACTGTGTATCTTGTGCTGCTTCCA</text:p>
      <text:p text:style-name="Preformatted_20_Text">Masked <text:s text:c="9"/>AATCAAACACATCCATCTCCTTGCAAAGAAACTGTTACTGTGTATCTTGTGCTGC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TTAGAAGGTGAATACTTAGAAATATTTTGTACTGAGTCTAAGAGAATGCAAACAG</text:p>
      <text:p text:style-name="Preformatted_20_Text">Masked <text:s text:c="9"/>GCAGTTTAGAAGGTGAATACTTAGAAATATTTTGTACTGAGTCTAAGAGAATGC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TGGAATATTACCTAAGTACGTCTTGCATGAGACTCCTCTGTCTAACATGCACATT</text:p>
      <text:p text:style-name="Preformatted_20_Text">Masked <text:s text:c="9"/>AAAGTTGGAATATTACCTAAGTACGTCTTGCATGAGACTCCTCTGTCTAACATGC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TCGGGTAGGAAAGATGGGGTAAACTTAATCCAGTTTCACAATCTTTTCAAGTTCC</text:p>
      <text:p text:style-name="Preformatted_20_Text">Masked <text:s text:c="9"/>GCACTTCGGGTAGGAAAGATGGGGTAAACTTAATCCAGTTTCACAATCTTTTCAA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CATTAAGTACAACATATTGTATGTGCTAATGGAAAAGGTAACTGCTGTCCCTTCT</text:p>
      <text:p text:style-name="Preformatted_20_Text">Masked <text:s text:c="9"/>TGTTTCATTAAGTACAACATATTGTATGTGCTAATGGAAAAGGTAACTGCTGTCC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GGGAAATGCAAAAACAGCAGAGAACACAAATAAAAGAATTTCTTTATCCCAGTTC</text:p>
      <text:p text:style-name="Preformatted_20_Text">Masked <text:s text:c="9"/>GGGAAGGGAAATGCAAAAACAGCAGAGAACACAAATAAAAGAATTTCTTTATCCC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CTGCCTACCTGAACAGTTAGATTGCAGCTTAGAATCCTCAATACAGCTCCTGTTA</text:p>
      <text:p text:style-name="Preformatted_20_Text">Masked <text:s text:c="9"/>TCCATCTGCCTACCTGAACAGTTAGATTGCAGCTTAGAATCCTCAATACAGCTC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ATTAAATCAGGAAATGATTATATACATCATAGAGAAGCAGAAAGATTTCTCAG</text:p>
      <text:p text:style-name="Preformatted_20_Text">Masked <text:s text:c="9"/>TATGTTTATTAAATCAGGAAATGATTATATACATCATAGAGAAGCAGAAAGATTTCT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TCTTACCCTCCTTTGATTCTCAGAGTGCTACCCTCACTACTTAGCTCACTGTGAGAGA</text:p>
      <text:p text:style-name="Preformatted_20_Text">Masked <text:s text:c="9"/>TTTCTTACCCTCCTTTGATTCTCAGAGTGCTACCCTCACTACTTAGCTCACTGTG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TGTTGTTGATTGTAAGCCCCTCTACATCTCCAGGAGCTTGTTTTTATGACCTTAT</text:p>
      <text:p text:style-name="Preformatted_20_Text">Masked <text:s text:c="9"/>GGTTATGTTGTTGATTGTAAGCCCCTCTACATCTCCAGGAGCTTGTTTTTATGAC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TGTTTGATAAGGACAATATTTGAAATCTGTTCACAGTGCCAGGAAGGCATTTTTT</text:p>
      <text:p text:style-name="Preformatted_20_Text">Masked <text:s text:c="9"/>ACATCTGTTTGATAAGGACAATATTTGAAATCTGTTCACAGTGCCAGGAAGGCA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ATCAATTGATGTAGGTAGTCCTTACAGAAAATAAACAGTCCTGACAGGGCAGT</text:p>
      <text:p text:style-name="Preformatted_20_Text">Masked <text:s text:c="9"/>AAAACAAATCAATTGATGTAGGTAGTCCTTACAGAAAATAAACAGTCCTGACAGG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ATTGTTTAATGCCTTTGAAAGCCTGTATGAATGTAATTGATCTTGTTATTGTTAT</text:p>
      <text:p text:style-name="Preformatted_20_Text">Masked <text:s text:c="9"/>AGTGGATTGTTTAATGCCTTTGAAAGCCTGTATGAATGTAATTGATCTTGTTATT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AAGTTCTCAGAAACTGCACATCACAACAAGAAAAGTTTCTTAAAAGCCTTATTG</text:p>
      <text:p text:style-name="Preformatted_20_Text">Masked <text:s text:c="9"/>ATAGAAAAGTTCTCAGAAACTGCACATCACAACAAGAAAAGTTTCTTAAAAGCCT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TTCTGAAAGGTTTACATGCTGAATATCTGTTATCCCAAACATTCATTTTACCCTA</text:p>
      <text:p text:style-name="Preformatted_20_Text">Masked <text:s text:c="9"/>CCAACTTCTGAAAGGTTTACATGCTGAATATCTGTTATCCCAAACATTCATTTTA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GTATGAAATGCTTTCCTTAATGGAAAAAAATTGGATGGAAGAAAGAAGAATCAAT</text:p>
      <text:p text:style-name="Preformatted_20_Text">Masked <text:s text:c="9"/>GCTTAGTATGAAATGCTTTCCTTAATGGAAAAAAATTGGATGGAAGAAAGAAGAA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CCTATAACTTTCAAAAGAAATAAGCTTCTGAGATGGCCAAGCTACTGATTAGATT</text:p>
      <text:p text:style-name="Preformatted_20_Text">Masked <text:s text:c="9"/>TTATTCCTATAACTTTCAAAAGAAATAAGCTTCTGAGATGGCCAAGCTACTGAT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TTTACAAGTTCTGAATACTTAAAACACTGTATTTTTGATGGTTTACATTTTGCTAC</text:p>
      <text:p text:style-name="Preformatted_20_Text">Masked <text:s text:c="9"/>GTCATTTACAAGTTCTGAATACTTAAAACACTGTATTTTTGATGGTTTACATTTT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TAAAAAAAAACAAAGAAACAATTACAAAAACAAAAACGAAAAACATGCAATAGT</text:p>
      <text:p text:style-name="Preformatted_20_Text">Masked <text:s text:c="9"/>TGAAGTTNNNNNNNNNNNNNNNNNNNNNNNNNNNNNNNNNNNNNNNNNNNNTGCAATAGT</text:p>
      <text:p text:style-name="Preformatted_20_Text"><text:s text:c="16"/>******* <text:s text:c="43"/>*********</text:p>
      <text:p text:style-name="Preformatted_20_Text"/>
      <text:p text:style-name="Preformatted_20_Text">Unmasked <text:s text:c="7"/>CCTGACTCAAGAGAGATCAAAGCCAGAAGTTTTTGTTATTCTTTCTGGCATTGAAATCAG</text:p>
      <text:p text:style-name="Preformatted_20_Text">Masked <text:s text:c="9"/>CCTGACTCAAGAGAGATCAAAGCCAGAAGTTTTTGTTATTCTTTCTGGCATTGAA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TTTTCTCATTATGTGGGTAAAATCAGTGCTTTGTGAGGTTTTATGTGAGAAATCT</text:p>
      <text:p text:style-name="Preformatted_20_Text">Masked <text:s text:c="9"/>CCTAATTTTCTCATTATGTGGGTAAAATCAGTGCTTTGTGAGGTTTTATGTGAGA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GATTAGTGATATATATATATGTATCTATGCAGTGTGACTGTGTGTGTGTCTGAGC</text:p>
      <text:p text:style-name="Preformatted_20_Text">Masked <text:s text:c="9"/>TGAATGATTAGTGATATATATATATGTATCTATGCAGTGTGACTGTGTGTGTGTC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TATAACAACCAGCAACCAGTAGATAGCTTAAGCCTGATAATCTCCATAGTACATG</text:p>
      <text:p text:style-name="Preformatted_20_Text"><text:soft-page-break/>Masked <text:s text:c="9"/>GCATGTATAACAACCAGCAACCAGTAGATAGCTTAAGCCTGATAATCTCCATAGT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CCTCCCTTTCCTACAAGAGAAAAAGAGATAGTCGAGTACTCTGGGGATAGGTT</text:p>
      <text:p text:style-name="Preformatted_20_Text">Masked <text:s text:c="9"/>TGCATTTCCTCCCTTTCCTACAAGAGAAAAAGAGATAGTCGAGTACTCTGGGGAT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CTGTTTTGGCTGCTTTTCTTTTAAGTAGCTCTGTAGTACAATGTAGTTTGGAAAG</text:p>
      <text:p text:style-name="Preformatted_20_Text">Masked <text:s text:c="9"/>TCAAACTGTTTTGGCTGCTTTTCTTTTAAGTAGCTCTGTAGTACAATGTAGTTTG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AATTTCTTGGTGGATTGAAAGACTGAGAAAGTTAAATTTATGTTGCAGAAGTCACA</text:p>
      <text:p text:style-name="Preformatted_20_Text">Masked <text:s text:c="9"/>ACTGAATTTCTTGGTGGATTGAAAGACTGAGAAAGTTAAATTTATGTTGCAGAAG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AACTACTCCAGCTTATCAGGAAATTCATAACATGACAGAACCAAACAGAAGGTAA</text:p>
      <text:p text:style-name="Preformatted_20_Text">Masked <text:s text:c="9"/>AGTGAAACTACTCCAGCTTATCAGGAAATTCATAACATGACAGAACCAAACAGAAG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GTAGACAACCACAGTTCAGAAGATCTTGTTAATGGAGTTAAAAAACTACTGAATG</text:p>
      <text:p text:style-name="Preformatted_20_Text">Masked <text:s text:c="9"/>AAGGAGTAGACAACCACAGTTCAGAAGATCTTGTTAATGGAGTTAAAAAACTACT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CTGAAACTGTACTGGCTGAAGACACAGTTCATTTGTTGATCTTATTCTAAAATATT</text:p>
      <text:p text:style-name="Preformatted_20_Text">Masked <text:s text:c="9"/>CTCACTGAAACTGTACTGGCTGAAGACACAGTTCATTTGTTGATCTTATTCTA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GACCATTATGTACTGTACTGGATAATGATAATCTTTGTTTCTAAACAAAGAATT</text:p>
      <text:p text:style-name="Preformatted_20_Text">Masked <text:s text:c="9"/>TTTTCAGACCATTATGTACTGTACTGGATAATGATAATCTTTGTTTCTAAACAA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GCAGTTACTAGCTATAATATCTCTGCTTCATAACATTAGTTTTACATTTTGACCTT</text:p>
      <text:p text:style-name="Preformatted_20_Text">Masked <text:s text:c="9"/>TAGAGCAGTTACTAGCTATAATATCTCTGCTTCATAACATTAGTTTTACATTTTG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ATAAAATGGATCTCACTTAGTACAAGCTATCAATCGGTTCTGACACCACTGTCTG</text:p>
      <text:p text:style-name="Preformatted_20_Text">Masked <text:s text:c="9"/>CCTGCATAAAATGGATCTCACTTAGTACAAGCTATCAATCGGTTCTGACACCACT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AAAGGAGCAGCCCCTGCTGCTGGTGACAACTATAACACAAGAGTGGACCCAGGCC</text:p>
      <text:p text:style-name="Preformatted_20_Text">Masked <text:s text:c="9"/>CTGGCAAAGGAGCAGCCCCTGCTGCTGGTGACAACTATAACACAAGAGTGGACCC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GTGTGACTACCTCACTTCCCTTTGCTCAGATCTTTCACTGAACTGTGTAACAAC</text:p>
      <text:p text:style-name="Preformatted_20_Text">Masked <text:s text:c="9"/>ATTGTGGTGTGACTACCTCACTTCCCTTTGCTCAGATCTTTCACTGAACTGTGT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TGAATCAAACTGTATTCAGCTTTTGTTCTCAGTTCATTGAAGGCTGATCCTGAAA</text:p>
      <text:p text:style-name="Preformatted_20_Text">Masked <text:s text:c="9"/>TGCACTGAATCAAACTGTATTCAGCTTTTGTTCTCAGTTCATTGAAGGCTGATC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TTAAATAGAGCTGTCCAATTAAAACATCTTCTACTGAAACTGAGTTTTGCCCACTT</text:p>
      <text:p text:style-name="Preformatted_20_Text">Masked <text:s text:c="9"/>GGTCTTAAATAGAGCTGTCCAATTAAAACATCTTCTACTGAAACTGAGTTTTGCC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ACTGTTTGTCTTTTTCCTTTTTGCTTACTGGTTGTCATTTCTTCACATTTTACTCCA</text:p>
      <text:p text:style-name="Preformatted_20_Text">Masked <text:s text:c="9"/>CGA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<text:soft-page-break/>Unmasked <text:s text:c="7"/>TACATTTTCACTTTCAGTCCACCCATGTACAGTGTTTATCAGATACAAAATGGAGAACAG</text:p>
      <text:p text:style-name="Preformatted_20_Text">Masked <text:s text:c="9"/>NNNNNNNNNNNNNNCAGTCCACCCATGTACAGTGTTTATCAGATACAAAATGGAGAACAG</text:p>
      <text:p text:style-name="Preformatted_20_Text"><text:s text:c="30"/>**********************************************</text:p>
      <text:p text:style-name="Preformatted_20_Text"/>
      <text:p text:style-name="Preformatted_20_Text">Unmasked <text:s text:c="7"/>AAACAAGGACAAAGCAGGGGAAGGTGGAGAGCAGTAGGGAAGCAAATTGCTGAGAAGGGA</text:p>
      <text:p text:style-name="Preformatted_20_Text">Masked <text:s text:c="9"/>AAACAAGGACAAAGCAGGGGAAGGTGGAGAGCAGTAGGGAAGCAAATTGCTGAGA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ATCTGACACACAATCCCTCCAAAACAGAAAACTTTCTGTTTATGCAACTTTCA</text:p>
      <text:p text:style-name="Preformatted_20_Text">Masked <text:s text:c="9"/>AAAAAAAATCTGACACACAATCCCTCCAAAACAGAAAACTTTCTGTTTATGCAA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CCAAAGGTCTGGTATGAATAACACTATTCTGATGTACTGTGCAGGTTTCTATGCT</text:p>
      <text:p text:style-name="Preformatted_20_Text">Masked <text:s text:c="9"/>GTTCTCCAAAGGTCTGGTATGAATAACACTATTCTGATGTACTGTGCAGGTTTCT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GCACAGGATACTCATATCTTTTGAAATGCTTTAATTTTGAAGTTGTGAATATCTT</text:p>
      <text:p text:style-name="Preformatted_20_Text">Masked <text:s text:c="9"/>TCTAAGCACAGGATACTCATATCTTTTGAAATGCTTTAATTTTGAAGTTGTGAAT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GTAAATATATACCAGGTGTTTACTTCCTAGTTCCAGAAATAATCAGAAATCATGCTA</text:p>
      <text:p text:style-name="Preformatted_20_Text">Masked <text:s text:c="9"/>CGTGTAAATATATACCAGGTGTTTACTTCCTAGTTCCAGAAATAATCAGAAATCA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AAAGGAGCTGCATGATCACTGTCTGAATGCAGAACCTGTCGTGAAAAATTTAAA</text:p>
      <text:p text:style-name="Preformatted_20_Text">Masked <text:s text:c="9"/>TGAACAAAAGGAGCTGCATGATCACTGTCTGAATGCAGAACCTGTCGTGAAAAA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ATATAACCACAGCAAGGATACAATAAAGTGCTTAGCTTTTCTAACCCTACAGGAA</text:p>
      <text:p text:style-name="Preformatted_20_Text">Masked <text:s text:c="9"/>AGATTATATAACCACAGCAAGGATACAATAAAGTGCTTAGCTTTTCTAACCCTAC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CTACAATATCTCCACAGCCAATCAGCAGTACTACAAGCCTCAGACCAGGAAATT</text:p>
      <text:p text:style-name="Preformatted_20_Text">Masked <text:s text:c="9"/>GATGTGCTACAATATCTCCACAGCCAATCAGCAGTACTACAAGCCTCAGACCAGG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</text:p>
      <text:p text:style-name="Preformatted_20_Text">Masked <text:s text:c="9"/>C</text:p>
      <text:p text:style-name="P2"><text:s text:c="16"/>*</text:p>
      <text:p text:style-name="Horizontal_20_Line"><text:bookmark text:name="clustalw.dnd"/></text:p>
      <text:p text:style-name="Preformatted_20_Text"><text:a xlink:type="simple" xlink:href="https://www.genome.jp/tools-bin/pushfile?2204042210026vD6u+clustalw.dnd" text:style-name="Internet_20_link" text:visited-style-name="Visited_20_Internet_20_Link">clustalw.dnd</text:a></text:p>
      <text:p text:style-name="Preformatted_20_Text"/>
      <text:p text:style-name="P2">(Unmasked:0.070579,Masked:0.070579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9:08:32.255718848</meta:creation-date>
    <dc:date>2022-04-04T19:29:22.254221668</dc:date>
    <meta:editing-duration>PT19S</meta:editing-duration>
    <meta:editing-cycles>1</meta:editing-cycles>
    <meta:document-statistic meta:table-count="0" meta:image-count="0" meta:object-count="0" meta:page-count="38" meta:paragraph-count="1659" meta:word-count="2750" meta:character-count="124905" meta:non-whitespace-character-count="101656"/>
    <meta:generator>LibreOffice/5.1.6.2$Linux_X86_64 LibreOffice_project/10m0$Build-2</meta:generator>
  </office:meta>
</office:document-meta>
</file>